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3" style:family="table-column">
      <style:table-column-properties fo:break-before="auto" style:column-width="1.792cm"/>
    </style:style>
    <style:style style:name="co15" style:family="table-column">
      <style:table-column-properties fo:break-before="auto" style:column-width="5.823cm"/>
    </style:style>
    <style:style style:name="co16" style:family="table-column">
      <style:table-column-properties fo:break-before="auto" style:column-width="7.112cm"/>
    </style:style>
    <style:style style:name="co5" style:family="table-column">
      <style:table-column-properties fo:break-before="auto" style:column-width="5.348cm"/>
    </style:style>
    <style:style style:name="co6" style:family="table-column">
      <style:table-column-properties fo:break-before="auto" style:column-width="8.147cm"/>
    </style:style>
    <style:style style:name="co7" style:family="table-column">
      <style:table-column-properties fo:break-before="auto" style:column-width="2.521cm"/>
    </style:style>
    <style:style style:name="co8" style:family="table-column">
      <style:table-column-properties fo:break-before="auto" style:column-width="5.011cm"/>
    </style:style>
    <style:style style:name="co9" style:family="table-column">
      <style:table-column-properties fo:break-before="auto" style:column-width="12.123cm"/>
    </style:style>
    <style:style style:name="co10" style:family="table-column">
      <style:table-column-properties fo:break-before="auto" style:column-width="4.509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0.981cm"/>
    </style:style>
    <style:style style:name="co13" style:family="table-column">
      <style:table-column-properties fo:break-before="auto" style:column-width="5.292cm"/>
    </style:style>
    <style:style style:name="co14" style:family="table-column">
      <style:table-column-properties fo:break-before="auto" style:column-width="5.853cm"/>
    </style:style>
    <style:style style:name="co17" style:family="table-column">
      <style:table-column-properties fo:break-before="auto" style:column-width="7.447cm"/>
    </style:style>
    <style:style style:name="co18" style:family="table-column">
      <style:table-column-properties fo:break-before="auto" style:column-width="13.524cm"/>
    </style:style>
    <style:style style:name="co19" style:family="table-column">
      <style:table-column-properties fo:break-before="auto" style:column-width="1.316cm"/>
    </style:style>
    <style:style style:name="ro4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13" style:family="table-row">
      <style:table-row-properties style:row-height="0.863cm" fo:break-before="auto" style:use-optimal-row-height="true"/>
    </style:style>
    <style:style style:name="ro6" style:family="table-row">
      <style:table-row-properties style:row-height="0.132cm" fo:break-before="auto" style:use-optimal-row-height="false"/>
    </style:style>
    <style:style style:name="ro7" style:family="table-row">
      <style:table-row-properties style:row-height="0.695cm" fo:break-before="auto" style:use-optimal-row-height="true"/>
    </style:style>
    <style:style style:name="ro8" style:family="table-row">
      <style:table-row-properties style:row-height="1.27cm" fo:break-before="auto" style:use-optimal-row-height="fals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1.263cm" fo:break-before="auto" style:use-optimal-row-height="true"/>
    </style:style>
    <style:style style:name="ro11" style:family="table-row">
      <style:table-row-properties style:row-height="0.841cm" fo:break-before="auto" style:use-optimal-row-height="true"/>
    </style:style>
    <style:style style:name="ro12" style:family="table-row">
      <style:table-row-properties style:row-height="2.027cm" fo:break-before="auto" style:use-optimal-row-height="true"/>
    </style:style>
    <style:style style:name="ro14" style:family="table-row">
      <style:table-row-properties style:row-height="2.817cm" fo:break-before="auto" style:use-optimal-row-height="true"/>
    </style:style>
    <style:style style:name="ro15" style:family="table-row">
      <style:table-row-properties style:row-height="3.21cm" fo:break-before="auto" style:use-optimal-row-height="true"/>
    </style:style>
    <style:style style:name="ro16" style:family="table-row">
      <style:table-row-properties style:row-height="2.422cm" fo:break-before="auto" style:use-optimal-row-height="true"/>
    </style:style>
    <style:style style:name="ro17" style:family="table-row">
      <style:table-row-properties style:row-height="0.452cm" fo:break-before="auto" style:use-optimal-row-height="true"/>
    </style:style>
    <style:style style:name="ta3" style:family="table" style:master-page-name="PageStyle_5f_Imagens">
      <style:table-properties table:display="true" style:writing-mode="lr-tb"/>
    </style:style>
    <style:style style:name="ta4" style:family="table" style:master-page-name="PageStyle_5f_Resultados">
      <style:table-properties table:display="true" style:writing-mode="lr-tb"/>
    </style:style>
    <style:style style:name="ta5" style:family="table" style:master-page-name="PageStyle_5f_Sumário">
      <style:table-properties table:display="true" style:writing-mode="lr-tb"/>
    </style:style>
    <style:style style:name="ta6" style:family="table" style:master-page-name="PageStyle_5f_Cenários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4" style:family="table-cell" style:parent-style-name="Default">
      <style:table-cell-properties fo:background-color="#ffffff" style:rotation-align="none"/>
    </style:style>
    <style:style style:name="ce6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 style:data-style-name="N1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02" style:family="table-cell" style:parent-style-name="Default" style:data-style-name="N11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8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90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1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2" style:family="table-cell" style:parent-style-name="Default">
      <style:table-cell-properties fo:border-bottom="1.76pt solid #000000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9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9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9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9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98" style:family="table-cell" style:parent-style-name="Default" style:data-style-name="N1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fo:background-color="#ffffff" style:rotation-align="none"/>
    </style:style>
    <style:style style:name="ce2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fo:border-bottom="1.76pt solid #000000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1.76pt solid #000000"/>
    </style:style>
    <style:style style:name="ce6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none"/>
    </style:style>
    <style:style style:name="ce7" style:family="table-cell" style:parent-style-name="Default" style:data-style-name="N37">
      <style:table-cell-properties fo:border-bottom="none" fo:background-color="#ffffff" style:diagonal-bl-tr="none" style:diagonal-tl-br="none" fo:border-left="none" fo:border-right="1.76pt solid #000000" style:rotation-align="none" fo:border-top="none"/>
    </style:style>
    <style:style style:name="ce8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none"/>
    </style:style>
    <style:style style:name="ce9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</style:style>
    <style:style style:name="ce12" style:family="table-cell" style:parent-style-name="Default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</style:style>
    <style:style style:name="ce13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fo:border="0.74pt solid #000000" style:rotation-align="none"/>
    </style:style>
    <style:style style:name="ce16" style:family="table-cell" style:parent-style-name="Default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</style:style>
    <style:style style:name="ce17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</style:style>
    <style:style style:name="ce20" style:family="table-cell" style:parent-style-name="Default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</style:style>
    <style:style style:name="ce67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0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1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cell-content()=&quot;NOK&quot;" style:apply-style-name="ConditionalStyle_5f_6" style:base-cell-address="Cenários.G2"/>
      <style:map style:condition="cell-content()=&quot;OK&quot;" style:apply-style-name="ConditionalStyle_5f_5" style:base-cell-address="Cenários.G2"/>
    </style:style>
    <style:style style:name="ce5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NOK&quot;" style:apply-style-name="ConditionalStyle_5f_6" style:base-cell-address="Cenários.G2"/>
      <style:map style:condition="cell-content()=&quot;OK&quot;" style:apply-style-name="ConditionalStyle_5f_5" style:base-cell-address="Cenários.G2"/>
    </style:style>
    <style:style style:name="ce6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NOK&quot;" style:apply-style-name="ConditionalStyle_5f_2" style:base-cell-address="Cenários.G6"/>
      <style:map style:condition="cell-content()=&quot;OK&quot;" style:apply-style-name="ConditionalStyle_5f_1" style:base-cell-address="Cenários.G6"/>
    </style:style>
    <style:style style:name="ce6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NOK&quot;" style:apply-style-name="ConditionalStyle_5f_4" style:base-cell-address="Cenários.G9"/>
      <style:map style:condition="cell-content()=&quot;OK&quot;" style:apply-style-name="ConditionalStyle_5f_3" style:base-cell-address="Cenários.G9"/>
    </style:style>
    <style:style style:name="ce77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8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80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1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2" style:family="table-cell" style:parent-style-name="Default">
      <style:table-cell-properties fo:border-bottom="1.76pt solid #000000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8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8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8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8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88" style:family="table-cell" style:parent-style-name="Default" style:data-style-name="N1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99" style:family="table-cell" style:parent-style-name="Default" style:data-style-name="N1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00" style:family="table-cell" style:parent-style-name="Default" style:data-style-name="N11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gr1" style:family="graphic" style:parent-style-name="Default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gr2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292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80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657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433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105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pt" fo:country="BR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-&quot;;&quot;OK&quot;;&quot;NOK&quot;)" table:allow-empty-cell="true" table:display-list="unsorted" table:base-cell-address="Resultados.F2">
          <table:help-message table:display="true"/>
          <table:error-message table:message-type="stop" table:display="true"/>
        </table:content-validation>
      </table:content-validations>
      <table:table table:name="Sumário" table:style-name="ta5">
        <office:forms form:automatic-focus="false" form:apply-design-mode="false"/>
        <table:table-column table:style-name="co5" table:default-cell-style-name="ce38"/>
        <table:table-column table:style-name="co6" table:default-cell-style-name="ce38"/>
        <table:table-column table:style-name="co3" table:number-columns-repeated="2" table:default-cell-style-name="ce38"/>
        <table:table-column table:style-name="co7" table:default-cell-style-name="ce38"/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3" table:number-columns-repeated="1016" table:default-cell-style-name="ce38"/>
        <table:table-row table:style-name="ro6">
          <table:table-cell table:number-columns-repeated="1024"/>
        </table:table-row>
        <table:table-row table:style-name="ro7">
          <table:table-cell table:style-name="ce2" office:value-type="string" calcext:value-type="string">
            <text:p>Cliente</text:p>
          </table:table-cell>
          <table:table-cell table:style-name="ce5" office:value-type="string" calcext:value-type="string">
            <text:p>OrangeHRM</text:p>
          </table:table-cell>
          <table:table-cell table:number-columns-repeated="2"/>
          <table:table-cell table:style-name="ce9" office:value-type="string" calcext:value-type="string" table:number-columns-spanned="3" table:number-rows-spanned="1">
            <text:p>Histórico de Revisões</text:p>
          </table:table-cell>
          <table:covered-table-cell table:style-name="ce13"/>
          <table:covered-table-cell table:style-name="ce17"/>
          <table:table-cell table:number-columns-repeated="1017"/>
        </table:table-row>
        <table:table-row table:style-name="ro3">
          <table:table-cell table:style-name="ce3" office:value-type="string" calcext:value-type="string">
            <text:p>Projeto</text:p>
          </table:table-cell>
          <table:table-cell table:style-name="ce6" office:value-type="string" calcext:value-type="string">
            <text:p>Site do RH</text:p>
          </table:table-cell>
          <table:table-cell table:number-columns-repeated="2"/>
          <table:table-cell table:style-name="ce10" office:value-type="string" calcext:value-type="string">
            <text:p>Data</text:p>
          </table:table-cell>
          <table:table-cell table:style-name="ce14" office:value-type="string" calcext:value-type="string">
            <text:p>Atualizado Por</text:p>
          </table:table-cell>
          <table:table-cell table:style-name="ce18" office:value-type="string" calcext:value-type="string">
            <text:p>Descrição da Atualizaçã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laborado Por</text:p>
          </table:table-cell>
          <table:table-cell table:style-name="ce6" office:value-type="string" calcext:value-type="string">
            <text:p>Nimai Rodrigues</text:p>
          </table:table-cell>
          <table:table-cell table:number-columns-repeated="2"/>
          <table:table-cell table:style-name="ce11"/>
          <table:table-cell table:style-name="ce15"/>
          <table:table-cell table:style-name="ce19"/>
          <table:table-cell table:number-columns-repeated="1017"/>
        </table:table-row>
        <table:table-row table:style-name="ro3">
          <table:table-cell table:style-name="ce3" office:value-type="string" calcext:value-type="string">
            <text:p>Revisado Por</text:p>
          </table:table-cell>
          <table:table-cell table:style-name="ce6" office:value-type="string" calcext:value-type="string">
            <text:p>Nimai Rodrigues</text:p>
          </table:table-cell>
          <table:table-cell table:number-columns-repeated="2"/>
          <table:table-cell table:style-name="ce11"/>
          <table:table-cell table:style-name="ce15"/>
          <table:table-cell table:style-name="ce19"/>
          <table:table-cell table:number-columns-repeated="1017"/>
        </table:table-row>
        <table:table-row table:style-name="ro3">
          <table:table-cell table:style-name="ce3" office:value-type="string" calcext:value-type="string">
            <text:p>Data de Criação</text:p>
          </table:table-cell>
          <table:table-cell table:style-name="ce7" office:value-type="date" office:date-value="2023-10-31" calcext:value-type="date">
            <text:p>31/10/23</text:p>
          </table:table-cell>
          <table:table-cell table:number-columns-repeated="2"/>
          <table:table-cell table:style-name="ce11"/>
          <table:table-cell table:style-name="ce15"/>
          <table:table-cell table:style-name="ce19"/>
          <table:table-cell table:number-columns-repeated="1017"/>
        </table:table-row>
        <table:table-row table:style-name="ro3">
          <table:table-cell table:style-name="ce4" office:value-type="string" calcext:value-type="string">
            <text:p>Executor dos Testes</text:p>
          </table:table-cell>
          <table:table-cell table:style-name="ce8" office:value-type="string" calcext:value-type="string">
            <text:p>Nimai Rodrigues</text:p>
          </table:table-cell>
          <table:table-cell table:number-columns-repeated="2"/>
          <table:table-cell table:style-name="ce12"/>
          <table:table-cell table:style-name="ce16"/>
          <table:table-cell table:style-name="ce20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>
            <draw:frame table:end-cell-address="Sumário.B24" table:end-x="8.147cm" table:end-y="0.185cm" draw:z-index="0" draw:name="Gráfico 2" draw:style-name="gr1" draw:text-style-name="P1" svg:width="13.442cm" svg:height="7.577cm" svg:x="0.053cm" svg:y="0.503cm">
              <draw:object draw:notify-on-update-of-ranges="Resultados.A4:Resultados.A6 Resultados.B4:Resultados.B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enários" table:style-name="ta6">
        <office:forms form:automatic-focus="false" form:apply-design-mode="false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7" table:number-columns-repeated="2" table:default-cell-style-name="ce23"/>
        <table:table-column table:style-name="co18" table:default-cell-style-name="ce23"/>
        <table:table-column table:style-name="co19" table:default-cell-style-name="ce23"/>
        <table:table-column table:style-name="co13" table:default-cell-style-name="ce23"/>
        <table:table-column table:style-name="co3" table:number-columns-repeated="1017" table:default-cell-style-name="ce23"/>
        <table:table-row table:style-name="ro8">
          <table:table-cell table:style-name="ce67" office:value-type="string" calcext:value-type="string">
            <text:p>ID</text:p>
          </table:table-cell>
          <table:table-cell table:style-name="ce70" office:value-type="string" calcext:value-type="string">
            <office:annotation draw:style-name="gr2" draw:text-style-name="P3" svg:width="13.499cm" svg:height="3.492cm" svg:x="2.41cm" svg:y="0.053cm" draw:caption-point-x="3.852cm" draw:caption-point-y="-0.043cm">
              <dc:date>2023-10-31T00:00:00</dc:date>
              <text:p text:style-name="P2"><text:span text:style-name="T1">Exemplos:</text:span></text:p>
              <text:p text:style-name="P2"><text:span text:style-name="T1">Ex1.: Login</text:span></text:p>
              <text:p text:style-name="P2"><text:span text:style-name="T1">Ex2.: Cadastro</text:span></text:p>
              <text:p text:style-name="P2"><text:span text:style-name="T1">Ex3.: Compra de Produto</text:span></text:p>
              <text:p text:style-name="P2"><text:span text:style-name="T1">Ex4.: Redes Soiais</text:span></text:p>
              <text:p text:style-name="P2"><text:span text:style-name="T1">Ex5.: Pesquisa no Site</text:span></text:p>
            </office:annotation>
            <text:p>Funcionalidade/</text:p>
            <text:p>Componente</text:p>
          </table:table-cell>
          <table:table-cell table:style-name="ce71" office:value-type="string" calcext:value-type="string">
            <office:annotation draw:style-name="gr3" draw:text-style-name="P3" svg:width="10.403cm" svg:height="5.001cm" svg:x="0cm" svg:y="0cm" draw:caption-point-x="12.115cm" draw:caption-point-y="0.01cm">
              <dc:date>2023-10-31T00:00:00</dc:date>
              <text:p text:style-name="P2"><text:span text:style-name="T1">Exemplos:</text:span></text:p>
              <text:p text:style-name="P2"><text:span text:style-name="T1">Ex1- Login com usuário não cadastrado;</text:span></text:p>
              <text:p text:style-name="P2"><text:span text:style-name="T1">Ex2- Login com senha incorreta;</text:span></text:p>
              <text:p text:style-name="P2"><text:span text:style-name="T1">Ex3- Compra quando não há saldo suficiente;</text:span></text:p>
              <text:p text:style-name="P2"><text:span text:style-name="T1">Ex4- Teste de compra simultânea de um produto quando se tem apenas um em estoque.</text:span></text:p>
              <text:p text:style-name="P2"><text:span text:style-name="T1"/></text:p>
            </office:annotation>
            <text:p>Título</text:p>
          </table:table-cell>
          <table:table-cell table:style-name="ce71" office:value-type="string" calcext:value-type="string">
            <text:p>Pré-condições</text:p>
          </table:table-cell>
          <table:table-cell table:style-name="ce70" office:value-type="string" calcext:value-type="string">
            <office:annotation draw:style-name="gr4" draw:text-style-name="P3" svg:width="8.294cm" svg:height="4.857cm" svg:x="7.447cm" svg:y="0cm" draw:caption-point-x="19.562cm" draw:caption-point-y="0.01cm">
              <dc:date>2023-10-31T00:00:00</dc:date>
              <text:p text:style-name="P2"><text:span text:style-name="T1">Neste campo você deverá listar o passo-a-passo que deverá ser seguido pelo testador para executar cada cenário de teste.</text:span></text:p>
              <text:p text:style-name="P2"><text:span text:style-name="T1"/></text:p>
              <text:p text:style-name="P2"><text:span text:style-name="T1">Ex1.:</text:span></text:p>
              <text:p text:style-name="P2"><text:span text:style-name="T1">1- Efetuar login;</text:span></text:p>
              <text:p text:style-name="P2"><text:span text:style-name="T1">2- Na home do usuário, clicar em pesquisa detalhada;</text:span></text:p>
              <text:p text:style-name="P2"><text:span text:style-name="T1">3- Digitar o nome de um produto existente no site (se não houver um, cadastrar);</text:span></text:p>
              <text:p text:style-name="P2"><text:span text:style-name="T1">4- Verificar se o resultado da pesquisa trouxe o produto pesquisado.</text:span></text:p>
            </office:annotation>
            <text:p><text:span text:style-name="T2">Passo a passo</text:span> para execução</text:p>
          </table:table-cell>
          <table:table-cell table:style-name="ce70" office:value-type="string" calcext:value-type="string">
            <office:annotation draw:style-name="gr5" draw:text-style-name="P3" svg:width="6.792cm" svg:height="5.633cm" svg:x="40.966cm" svg:y="0.053cm" draw:caption-point-x="-0.433cm" draw:caption-point-y="-0.043cm">
              <dc:date>2023-10-31T00:00:00</dc:date>
              <text:p text:style-name="P2"><text:span text:style-name="T1">Neste campo deverá ser descrito o resultado geral esperado para o cenário de teste executado. Em casos onde o fluxo envolve vários passos relevantes, pode ser colocado o resultado esperado para passos intermediários.</text:span></text:p>
              <text:p text:style-name="P2"><text:span text:style-name="T1"/></text:p>
              <text:p text:style-name="P2"><text:span text:style-name="T1">Ex.:</text:span></text:p>
              <text:p text:style-name="P2"><text:span text:style-name="T1">2- Deve aparecer um formulário para cadastro de um novo produto;</text:span></text:p>
              <text:p text:style-name="P2"><text:span text:style-name="T1">3- O sistema não deve permitir o cadastro do produto. Deve ser exibida uma mensagem de erro informando que este campo é obrigatório.</text:span></text:p>
            </office:annotation>
            <text:p>Resultado esperado</text:p>
          </table:table-cell>
          <table:table-cell table:style-name="ce70" office:value-type="string" calcext:value-type="string">
            <office:annotation draw:style-name="gr4" draw:text-style-name="P3" svg:width="3.81cm" svg:height="4.857cm" svg:x="42.282cm" svg:y="0.053cm" draw:caption-point-x="-0.433cm" draw:caption-point-y="-0.043cm">
              <dc:date>2023-10-31T00:00:00</dc:date>
              <text:p text:style-name="P2"><text:span text:style-name="T1">Possíveis status:</text:span></text:p>
              <text:p text:style-name="P2"><text:span text:style-name="T1">OK - o sistema se comportou conforme o resultado esperado.</text:span></text:p>
              <text:p text:style-name="P2"><text:span text:style-name="T1"/></text:p>
              <text:p text:style-name="P2"><text:span text:style-name="T1">NOK - o sistema não se comportou conforme o resultado esperado.</text:span></text:p>
              <text:p text:style-name="P2"><text:span text:style-name="T1"/></text:p>
              <text:p text:style-name="P2"><text:span text:style-name="T1">"-" - o cenário ainda não foi executado.</text:span></text:p>
            </office:annotation>
            <text:p>Status</text:p>
          </table:table-cell>
          <table:table-cell table:style-name="ce77" office:value-type="string" calcext:value-type="string">
            <office:annotation draw:style-name="gr6" draw:text-style-name="P3" svg:width="3.982cm" svg:height="3.305cm" svg:x="47.574cm" svg:y="0.053cm" draw:caption-point-x="-0.433cm" draw:caption-point-y="-0.043cm">
              <dc:date>2023-10-31T00:00:00</dc:date>
              <text:p text:style-name="P2"><text:span text:style-name="T1">Exemplo de observação:</text:span></text:p>
              <text:p text:style-name="P2"><text:span text:style-name="T1"/></text:p>
              <text:p text:style-name="P2"><text:span text:style-name="T1">"Cenário bloqueado, aguardando configuração do servidor de e-mail" do cliente.</text:span></text:p>
            </office:annotation>
            <text:p>Observação</text:p>
          </table:table-cell>
          <table:table-cell table:number-columns-repeated="1017"/>
        </table:table-row>
        <table:table-row table:style-name="ro9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sucesso.</text:p>
          </table:table-cell>
          <table:table-cell table:style-name="ce22" office:value-type="string" calcext:value-type="string">
            <text:p>Usuário e senha devem ser válidos.</text:p>
          </table:table-cell>
          <table:table-cell table:style-name="ce22" office:value-type="string" calcext:value-type="string">
            <text:p>1- Acessar aplicação.</text:p>
            <text:p>2- Digitar usuário.</text:p>
            <text:p>3- Digitar senha.</text:p>
            <text:p>4- Clicar botão “Log in”.</text:p>
          </table:table-cell>
          <table:table-cell table:style-name="ce22" office:value-type="string" calcext:value-type="string">
            <text:p>Deve visualizar a Timeline da conta.</text:p>
          </table:table-cell>
          <table:table-cell table:style-name="ce26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9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usuário válido e senha incorreta.</text:p>
          </table:table-cell>
          <table:table-cell table:style-name="ce22" office:value-type="string" calcext:value-type="string">
            <text:p>Usuário deve ser válido.</text:p>
          </table:table-cell>
          <table:table-cell table:style-name="ce22" office:value-type="string" calcext:value-type="string">
            <text:p>1- Acessar aplicação.</text:p>
            <text:p>2- Digitar usuário.</text:p>
            <text:p>3- Digitar senha.</text:p>
            <text:p>4- Clicar botão “Log in”.</text:p>
          </table:table-cell>
          <table:table-cell table:style-name="ce22" office:value-type="string" calcext:value-type="string">
            <text:p>Deve mostrar um Alert com título “Incorrect Password” e mensagem “The password you entered is incorrect. Please try again.” e um botão de “Ok”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Tentar login apenas com usuário preenchido.</text:p>
          </table:table-cell>
          <table:table-cell table:style-name="ce22"/>
          <table:table-cell table:style-name="ce22" office:value-type="string" calcext:value-type="string">
            <text:p>1- Acessar aplicação.</text:p>
            <text:p>2- Digitar usuário.</text:p>
            <text:p>3- Clicar botão “Log in”.</text:p>
          </table:table-cell>
          <table:table-cell table:style-name="ce22" office:value-type="string" calcext:value-type="string">
            <text:p>Ao clicar em log in deve selecionar o campo de senha e ficar destacado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9"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Tentar logar sem preencher usuário e senha.</text:p>
          </table:table-cell>
          <table:table-cell table:style-name="ce22"/>
          <table:table-cell table:style-name="ce22" office:value-type="string" calcext:value-type="string">
            <text:p>1- Acessar aplicação.</text:p>
            <text:p>2- Digitar usuário.</text:p>
            <text:p>3- Digitar senha.</text:p>
            <text:p>4- Clicar botão “Log in”.</text:p>
          </table:table-cell>
          <table:table-cell table:style-name="ce22" office:value-type="string" calcext:value-type="string">
            <text:p>Deve mostrar um Alert com título “Enter your username, e-mail or mobile number to log in”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9"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usuário inválido <text:s/>e senha qualquer.</text:p>
          </table:table-cell>
          <table:table-cell table:style-name="ce22"/>
          <table:table-cell table:style-name="ce22" office:value-type="string" calcext:value-type="string">
            <text:p>1- Acessar aplicação.</text:p>
            <text:p>2- Digitar usuário.</text:p>
            <text:p>3- Digitar senha.</text:p>
            <text:p>4- Clicar botão “Log in”.</text:p>
          </table:table-cell>
          <table:table-cell table:style-name="ce22" office:value-type="string" calcext:value-type="string">
            <text:p>Deve mostrar um Alert com título “Can’t find account”</text:p>
          </table:table-cell>
          <table:table-cell table:style-name="ce61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Clicar checkbox “Salvar credenciais”</text:p>
          </table:table-cell>
          <table:table-cell table:style-name="ce22"/>
          <table:table-cell table:style-name="ce22" office:value-type="string" calcext:value-type="string">
            <text:p><text:span text:style-name="T3">1- Acessar aplicação.</text:span></text:p>
            <text:p><text:span text:style-name="T3">2- Clicar checkbox “Salvar credenciais”</text:span></text:p>
          </table:table-cell>
          <table:table-cell table:style-name="ce22" office:value-type="string" calcext:value-type="string">
            <text:p>Deve marcar o checkbox “Salvar credenciais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Botão não existe.</text:p>
          </table:table-cell>
          <table:table-cell table:number-columns-repeated="1017"/>
        </table:table-row>
        <table:table-row table:style-name="ro12"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Explorar</text:p>
          </table:table-cell>
          <table:table-cell table:style-name="ce22" office:value-type="string" calcext:value-type="string">
            <text:p>Pesquisar “Mark” e abrir o perfil</text:p>
          </table:table-cell>
          <table:table-cell table:style-name="ce22" office:value-type="string" calcext:value-type="string">
            <text:p>Conta deve estar criada.</text:p>
          </table:table-cell>
          <table:table-cell table:style-name="ce22" office:value-type="string" calcext:value-type="string">
            <text:p>1- Acessar aplicação.</text:p>
            <text:p>2- Realizar Login.</text:p>
            <text:p>3- Clicar na Lupa (Botão explorar)</text:p>
            <text:p>4- Deve digitar na barra Search “Mark”</text:p>
            <text:p>5- Deve clicar no perfil do “Mark”</text:p>
          </table:table-cell>
          <table:table-cell table:style-name="ce22" office:value-type="string" calcext:value-type="string">
            <text:p>Deve visualizar o perfil do Mark Zuckerberg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2"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Explorar</text:p>
          </table:table-cell>
          <table:table-cell table:style-name="ce22" office:value-type="string" calcext:value-type="string">
            <text:p>Dar like em algum post do explorar</text:p>
          </table:table-cell>
          <table:table-cell table:style-name="ce22" office:value-type="string" calcext:value-type="string">
            <text:p>Conta deve estar criada.</text:p>
          </table:table-cell>
          <table:table-cell table:style-name="ce22" office:value-type="string" calcext:value-type="string">
            <text:p>1- Acessar aplicação.</text:p>
            <text:p>2- Realizar Login.</text:p>
            <text:p>3- Clicar na Lupa (Botão explorar)</text:p>
            <text:p>4- Deve clicar em alguma foto</text:p>
            <text:p>5- Deve clicar no coração de Like</text:p>
          </table:table-cell>
          <table:table-cell table:style-name="ce22" office:value-type="string" calcext:value-type="string">
            <text:p>Deve preencher o botão de Like em vermelho.</text:p>
          </table:table-cell>
          <table:table-cell table:style-name="ce62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4"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Explorar</text:p>
          </table:table-cell>
          <table:table-cell table:style-name="ce22" office:value-type="string" calcext:value-type="string">
            <text:p>Comentar em algum post do explorar</text:p>
          </table:table-cell>
          <table:table-cell table:style-name="ce22" office:value-type="string" calcext:value-type="string">
            <text:p>Conta deve estar criada.</text:p>
          </table:table-cell>
          <table:table-cell table:style-name="ce22" office:value-type="string" calcext:value-type="string">
            <text:p>1- Acessar aplicação.</text:p>
            <text:p>2- Realizar Login.</text:p>
            <text:p>3- Clicar na Lupa (Botão explorar)</text:p>
            <text:p>4- Deve clicar em alguma foto.</text:p>
            <text:p>5- Deve clicar no botão de Comentar foto.</text:p>
            <text:p>6- Deve digitar na barra de comentário.</text:p>
            <text:p>7- Deve clicar em enviar.</text:p>
          </table:table-cell>
          <table:table-cell table:style-name="ce22" office:value-type="string" calcext:value-type="string">
            <text:p>Deve aparecer o comentário feito na postagem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9"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Explorar</text:p>
          </table:table-cell>
          <table:table-cell table:style-name="ce22" office:value-type="string" calcext:value-type="string">
            <text:p>Atualizar página do explorar</text:p>
          </table:table-cell>
          <table:table-cell table:style-name="ce22" office:value-type="string" calcext:value-type="string">
            <text:p>Conta deve estar criada.</text:p>
          </table:table-cell>
          <table:table-cell table:style-name="ce22" office:value-type="string" calcext:value-type="string">
            <text:p>1- Acessar aplicação.</text:p>
            <text:p>2- Realizar Login.</text:p>
            <text:p>3- Clicar na Lupa (Botão explorar)</text:p>
            <text:p>4- Deve fazer scroll para baixo</text:p>
          </table:table-cell>
          <table:table-cell table:style-name="ce22" office:value-type="string" calcext:value-type="string">
            <text:p>Deve alterar o conteúdo do explorar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2">
          <table:table-cell table:style-name="ce22" office:value-type="float" office:value="11" calcext:value-type="float">
            <text:p>11</text:p>
          </table:table-cell>
          <table:table-cell table:style-name="ce22" office:value-type="string" calcext:value-type="string">
            <text:p>Explorar</text:p>
          </table:table-cell>
          <table:table-cell table:style-name="ce22" office:value-type="string" calcext:value-type="string">
            <text:p>Salvar algum post do explorar</text:p>
          </table:table-cell>
          <table:table-cell table:style-name="ce22" office:value-type="string" calcext:value-type="string">
            <text:p>Conta deve estar criada.</text:p>
          </table:table-cell>
          <table:table-cell table:style-name="ce22" office:value-type="string" calcext:value-type="string">
            <text:p>1- Acessar aplicação.</text:p>
            <text:p>2- Realizar Login.</text:p>
            <text:p>3- Clicar na Lupa (Botão explorar)</text:p>
            <text:p><text:span text:style-name="T3">4- Deve clicar em alguma foto.</text:span></text:p>
            <text:p>5- Deve clicar no ícone de salvar publicação.</text:p>
          </table:table-cell>
          <table:table-cell table:style-name="ce22" office:value-type="string" calcext:value-type="string">
            <text:p>Deve aparecer que a publicação foi salva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5"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Explorar</text:p>
          </table:table-cell>
          <table:table-cell table:style-name="ce22" office:value-type="string" calcext:value-type="string">
            <text:p>Clicar botão “não recomende posts como este”</text:p>
          </table:table-cell>
          <table:table-cell table:style-name="ce22" office:value-type="string" calcext:value-type="string">
            <text:p>Conta deve estar criada.</text:p>
          </table:table-cell>
          <table:table-cell table:style-name="ce22" office:value-type="string" calcext:value-type="string">
            <text:p><text:span text:style-name="T3">1- Acessar aplicação.</text:span></text:p>
            <text:p><text:span text:style-name="T3">2- Realizar Login.</text:span></text:p>
            <text:p><text:span text:style-name="T3">3- Clicar na Lupa (Botão explorar)</text:span></text:p>
            <text:p><text:span text:style-name="T3">4- Deve clicar e segurar em alguma foto até aparecer as opções da imagem.</text:span></text:p>
            <text:p><text:span text:style-name="T3">5- Deve arrastar para a opção “Options” e soltar.</text:span></text:p>
            <text:p><text:span text:style-name="T3">6- Deve clicar em “Not Interested”</text:span></text:p>
          </table:table-cell>
          <table:table-cell table:style-name="ce22" office:value-type="string" calcext:value-type="string">
            <text:p>Deve aparecer um pop-up confirmando a não recomendação de posts como o que foi clicado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4">
          <table:table-cell table:style-name="ce22" office:value-type="float" office:value="13" calcext:value-type="float">
            <text:p>13</text:p>
          </table:table-cell>
          <table:table-cell table:style-name="ce22" office:value-type="string" calcext:value-type="string">
            <text:p>Perfil</text:p>
          </table:table-cell>
          <table:table-cell table:style-name="ce22" office:value-type="string" calcext:value-type="string">
            <text:p>Clicar like em alguma foto do perfil</text:p>
          </table:table-cell>
          <table:table-cell table:style-name="ce22" office:value-type="string" calcext:value-type="string">
            <text:p>Conta deve estar criada.</text:p>
          </table:table-cell>
          <table:table-cell table:style-name="ce22" office:value-type="string" calcext:value-type="string">
            <text:p><text:span text:style-name="T3">1- Acessar aplicação.</text:span></text:p>
            <text:p><text:span text:style-name="T3">2- Realizar Login.</text:span></text:p>
            <text:p><text:span text:style-name="T3">3- Clicar na Lupa (Botão explorar)</text:span></text:p>
            <text:p><text:span text:style-name="T3">4- Deve digitar na barra Search “Mark”</text:span></text:p>
            <text:p><text:span text:style-name="T3">5- Deve clicar no perfil do “Mark”</text:span></text:p>
            <text:p><text:span text:style-name="T3">6- Deve clicar em alguma foto do perfil</text:span></text:p>
            <text:p><text:span text:style-name="T3">7- Deve deve clicar no botão de Like</text:span></text:p>
          </table:table-cell>
          <table:table-cell table:style-name="ce22" office:value-type="string" calcext:value-type="string">
            <text:p>Deve preencher o botão de Like em vermelho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5">
          <table:table-cell table:style-name="ce22" office:value-type="float" office:value="14" calcext:value-type="float">
            <text:p>14</text:p>
          </table:table-cell>
          <table:table-cell table:style-name="ce22" office:value-type="string" calcext:value-type="string">
            <text:p>Perfil</text:p>
          </table:table-cell>
          <table:table-cell table:style-name="ce22" office:value-type="string" calcext:value-type="string">
            <text:p>Comentar em alguma foto através do perfil</text:p>
          </table:table-cell>
          <table:table-cell table:style-name="ce22" office:value-type="string" calcext:value-type="string">
            <text:p>Conta deve estar criada.</text:p>
          </table:table-cell>
          <table:table-cell table:style-name="ce22" office:value-type="string" calcext:value-type="string">
            <text:p><text:span text:style-name="T3">1- Acessar aplicação.</text:span></text:p>
            <text:p><text:span text:style-name="T3">2- Realizar Login.</text:span></text:p>
            <text:p><text:span text:style-name="T3">3- Clicar na Lupa (Botão explorar)</text:span></text:p>
            <text:p><text:span text:style-name="T3">4- Deve digitar na barra Search “Mark”</text:span></text:p>
            <text:p><text:span text:style-name="T3">5- Deve clicar no perfil do “Mark”</text:span></text:p>
            <text:p><text:span text:style-name="T3">6- Deve clicar em alguma foto do perfi</text:span></text:p>
            <text:p><text:span text:style-name="T3">7- Deve escrever na barra de comentário</text:span></text:p>
            <text:p><text:span text:style-name="T3">8- Deve clicar no botão de enviar comentário</text:span></text:p>
          </table:table-cell>
          <table:table-cell table:style-name="ce22" office:value-type="string" calcext:value-type="string">
            <text:p>Deve aparecer o comentário feito na postagem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6">
          <table:table-cell table:style-name="ce22" office:value-type="float" office:value="15" calcext:value-type="float">
            <text:p>15</text:p>
          </table:table-cell>
          <table:table-cell table:style-name="ce22" office:value-type="string" calcext:value-type="string">
            <text:p>Perfil</text:p>
          </table:table-cell>
          <table:table-cell table:style-name="ce22" office:value-type="string" calcext:value-type="string">
            <text:p>Acessar enviar mensagem arrastando para a esquerda na tela do Perfil</text:p>
          </table:table-cell>
          <table:table-cell table:style-name="ce22" office:value-type="string" calcext:value-type="string">
            <text:p>Conta deve estar criada.</text:p>
          </table:table-cell>
          <table:table-cell table:style-name="ce22" office:value-type="string" calcext:value-type="string">
            <text:p><text:span text:style-name="T3">1- Acessar aplicação.</text:span></text:p>
            <text:p><text:span text:style-name="T3">2- Realizar Login.</text:span></text:p>
            <text:p><text:span text:style-name="T3">3- Clicar na Lupa (Botão explorar)</text:span></text:p>
            <text:p><text:span text:style-name="T3">4- Deve digitar na barra Search “Mark”</text:span></text:p>
            <text:p><text:span text:style-name="T3">5- Deve clicar no perfil do “Mark”</text:span></text:p>
            <text:p><text:span text:style-name="T3">6- Deve arrastar a tela para a esquerda</text:span></text:p>
          </table:table-cell>
          <table:table-cell table:style-name="ce22" office:value-type="string" calcext:value-type="string">
            <text:p>Deve aparecer a tela para enviar mensagem para o perfil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Não conseguiu acessar a tela de mensagem fazendo swipe para esquerda.</text:p>
          </table:table-cell>
          <table:table-cell table:number-columns-repeated="1017"/>
        </table:table-row>
        <table:table-row table:style-name="ro15"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Perfil</text:p>
          </table:table-cell>
          <table:table-cell table:style-name="ce22" office:value-type="string" calcext:value-type="string">
            <text:p>Clicar esconder stories de algum Perfil</text:p>
          </table:table-cell>
          <table:table-cell table:style-name="ce22" office:value-type="string" calcext:value-type="string">
            <text:p>Conta deve estar criada.</text:p>
          </table:table-cell>
          <table:table-cell table:style-name="ce22" office:value-type="string" calcext:value-type="string">
            <text:p><text:span text:style-name="T3">1- Acessar aplicação.</text:span></text:p>
            <text:p><text:span text:style-name="T3">2- Realizar Login.</text:span></text:p>
            <text:p><text:span text:style-name="T3">3- Clicar na Lupa (Botão explorar)</text:span></text:p>
            <text:p><text:span text:style-name="T3">4- Deve digitar na barra Search “Mark”</text:span></text:p>
            <text:p><text:span text:style-name="T3">5- Deve clicar no perfil do “Mark”</text:span></text:p>
            <text:p><text:span text:style-name="T3">6- Deve clicar no botão de opções do perfil.</text:span></text:p>
            <text:p><text:span text:style-name="T3">7- Deve clicar no botão “Hide story”</text:span></text:p>
            <text:p><text:span text:style-name="T3">8- Deve confirmar clicando no botão “Hide”</text:span></text:p>
          </table:table-cell>
          <table:table-cell table:style-name="ce22" office:value-type="string" calcext:value-type="string">
            <text:p>Deve aparecer o pop-up “Mark will no longer see your story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4" table:number-rows-repeated="11">
          <table:table-cell table:style-name="ce22" table:number-columns-repeated="6"/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4">
          <table:table-cell table:style-name="ce22" table:number-columns-repeated="2"/>
          <table:table-cell table:style-name="ce57"/>
          <table:table-cell table:style-name="ce22" table:number-columns-repeated="3"/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4" table:number-rows-repeated="22">
          <table:table-cell table:style-name="ce22" table:number-columns-repeated="6"/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4">
          <table:table-cell table:style-name="ce22" table:formula="of:=[.A51]+1" office:value-type="float" office:value="1" calcext:value-type="float">
            <text:p>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]+1" office:value-type="float" office:value="2" calcext:value-type="float">
            <text:p>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]+1" office:value-type="float" office:value="3" calcext:value-type="float">
            <text:p>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]+1" office:value-type="float" office:value="4" calcext:value-type="float">
            <text:p>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]+1" office:value-type="float" office:value="5" calcext:value-type="float">
            <text:p>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]+1" office:value-type="float" office:value="6" calcext:value-type="float">
            <text:p>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]+1" office:value-type="float" office:value="7" calcext:value-type="float">
            <text:p>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]+1" office:value-type="float" office:value="8" calcext:value-type="float">
            <text:p>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]+1" office:value-type="float" office:value="9" calcext:value-type="float">
            <text:p>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]+1" office:value-type="float" office:value="10" calcext:value-type="float">
            <text:p>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]+1" office:value-type="float" office:value="11" calcext:value-type="float">
            <text:p>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]+1" office:value-type="float" office:value="12" calcext:value-type="float">
            <text:p>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]+1" office:value-type="float" office:value="13" calcext:value-type="float">
            <text:p>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]+1" office:value-type="float" office:value="14" calcext:value-type="float">
            <text:p>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]+1" office:value-type="float" office:value="15" calcext:value-type="float">
            <text:p>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]+1" office:value-type="float" office:value="16" calcext:value-type="float">
            <text:p>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]+1" office:value-type="float" office:value="17" calcext:value-type="float">
            <text:p>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]+1" office:value-type="float" office:value="18" calcext:value-type="float">
            <text:p>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]+1" office:value-type="float" office:value="19" calcext:value-type="float">
            <text:p>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]+1" office:value-type="float" office:value="20" calcext:value-type="float">
            <text:p>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]+1" office:value-type="float" office:value="21" calcext:value-type="float">
            <text:p>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]+1" office:value-type="float" office:value="22" calcext:value-type="float">
            <text:p>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]+1" office:value-type="float" office:value="23" calcext:value-type="float">
            <text:p>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]+1" office:value-type="float" office:value="24" calcext:value-type="float">
            <text:p>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]+1" office:value-type="float" office:value="25" calcext:value-type="float">
            <text:p>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]+1" office:value-type="float" office:value="26" calcext:value-type="float">
            <text:p>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]+1" office:value-type="float" office:value="27" calcext:value-type="float">
            <text:p>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]+1" office:value-type="float" office:value="28" calcext:value-type="float">
            <text:p>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]+1" office:value-type="float" office:value="29" calcext:value-type="float">
            <text:p>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]+1" office:value-type="float" office:value="30" calcext:value-type="float">
            <text:p>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]+1" office:value-type="float" office:value="31" calcext:value-type="float">
            <text:p>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]+1" office:value-type="float" office:value="32" calcext:value-type="float">
            <text:p>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]+1" office:value-type="float" office:value="33" calcext:value-type="float">
            <text:p>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]+1" office:value-type="float" office:value="34" calcext:value-type="float">
            <text:p>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]+1" office:value-type="float" office:value="35" calcext:value-type="float">
            <text:p>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]+1" office:value-type="float" office:value="36" calcext:value-type="float">
            <text:p>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]+1" office:value-type="float" office:value="37" calcext:value-type="float">
            <text:p>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]+1" office:value-type="float" office:value="38" calcext:value-type="float">
            <text:p>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]+1" office:value-type="float" office:value="39" calcext:value-type="float">
            <text:p>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]+1" office:value-type="float" office:value="40" calcext:value-type="float">
            <text:p>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]+1" office:value-type="float" office:value="41" calcext:value-type="float">
            <text:p>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]+1" office:value-type="float" office:value="42" calcext:value-type="float">
            <text:p>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]+1" office:value-type="float" office:value="43" calcext:value-type="float">
            <text:p>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]+1" office:value-type="float" office:value="44" calcext:value-type="float">
            <text:p>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]+1" office:value-type="float" office:value="45" calcext:value-type="float">
            <text:p>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]+1" office:value-type="float" office:value="46" calcext:value-type="float">
            <text:p>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]+1" office:value-type="float" office:value="47" calcext:value-type="float">
            <text:p>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]+1" office:value-type="float" office:value="48" calcext:value-type="float">
            <text:p>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]+1" office:value-type="float" office:value="49" calcext:value-type="float">
            <text:p>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]+1" office:value-type="float" office:value="50" calcext:value-type="float">
            <text:p>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]+1" office:value-type="float" office:value="51" calcext:value-type="float">
            <text:p>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]+1" office:value-type="float" office:value="52" calcext:value-type="float">
            <text:p>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]+1" office:value-type="float" office:value="53" calcext:value-type="float">
            <text:p>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]+1" office:value-type="float" office:value="54" calcext:value-type="float">
            <text:p>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]+1" office:value-type="float" office:value="55" calcext:value-type="float">
            <text:p>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]+1" office:value-type="float" office:value="56" calcext:value-type="float">
            <text:p>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]+1" office:value-type="float" office:value="57" calcext:value-type="float">
            <text:p>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]+1" office:value-type="float" office:value="58" calcext:value-type="float">
            <text:p>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]+1" office:value-type="float" office:value="59" calcext:value-type="float">
            <text:p>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]+1" office:value-type="float" office:value="60" calcext:value-type="float">
            <text:p>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]+1" office:value-type="float" office:value="61" calcext:value-type="float">
            <text:p>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]+1" office:value-type="float" office:value="62" calcext:value-type="float">
            <text:p>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]+1" office:value-type="float" office:value="63" calcext:value-type="float">
            <text:p>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]+1" office:value-type="float" office:value="64" calcext:value-type="float">
            <text:p>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]+1" office:value-type="float" office:value="65" calcext:value-type="float">
            <text:p>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]+1" office:value-type="float" office:value="66" calcext:value-type="float">
            <text:p>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]+1" office:value-type="float" office:value="67" calcext:value-type="float">
            <text:p>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]+1" office:value-type="float" office:value="68" calcext:value-type="float">
            <text:p>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]+1" office:value-type="float" office:value="69" calcext:value-type="float">
            <text:p>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]+1" office:value-type="float" office:value="70" calcext:value-type="float">
            <text:p>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]+1" office:value-type="float" office:value="71" calcext:value-type="float">
            <text:p>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]+1" office:value-type="float" office:value="72" calcext:value-type="float">
            <text:p>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]+1" office:value-type="float" office:value="73" calcext:value-type="float">
            <text:p>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]+1" office:value-type="float" office:value="74" calcext:value-type="float">
            <text:p>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]+1" office:value-type="float" office:value="75" calcext:value-type="float">
            <text:p>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]+1" office:value-type="float" office:value="76" calcext:value-type="float">
            <text:p>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]+1" office:value-type="float" office:value="77" calcext:value-type="float">
            <text:p>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]+1" office:value-type="float" office:value="78" calcext:value-type="float">
            <text:p>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]+1" office:value-type="float" office:value="79" calcext:value-type="float">
            <text:p>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]+1" office:value-type="float" office:value="80" calcext:value-type="float">
            <text:p>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]+1" office:value-type="float" office:value="81" calcext:value-type="float">
            <text:p>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]+1" office:value-type="float" office:value="82" calcext:value-type="float">
            <text:p>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]+1" office:value-type="float" office:value="83" calcext:value-type="float">
            <text:p>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]+1" office:value-type="float" office:value="84" calcext:value-type="float">
            <text:p>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]+1" office:value-type="float" office:value="85" calcext:value-type="float">
            <text:p>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]+1" office:value-type="float" office:value="86" calcext:value-type="float">
            <text:p>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]+1" office:value-type="float" office:value="87" calcext:value-type="float">
            <text:p>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]+1" office:value-type="float" office:value="88" calcext:value-type="float">
            <text:p>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]+1" office:value-type="float" office:value="89" calcext:value-type="float">
            <text:p>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]+1" office:value-type="float" office:value="90" calcext:value-type="float">
            <text:p>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]+1" office:value-type="float" office:value="91" calcext:value-type="float">
            <text:p>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]+1" office:value-type="float" office:value="92" calcext:value-type="float">
            <text:p>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]+1" office:value-type="float" office:value="93" calcext:value-type="float">
            <text:p>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]+1" office:value-type="float" office:value="94" calcext:value-type="float">
            <text:p>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]+1" office:value-type="float" office:value="95" calcext:value-type="float">
            <text:p>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]+1" office:value-type="float" office:value="96" calcext:value-type="float">
            <text:p>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]+1" office:value-type="float" office:value="97" calcext:value-type="float">
            <text:p>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]+1" office:value-type="float" office:value="98" calcext:value-type="float">
            <text:p>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]+1" office:value-type="float" office:value="99" calcext:value-type="float">
            <text:p>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0]+1" office:value-type="float" office:value="100" calcext:value-type="float">
            <text:p>1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1]+1" office:value-type="float" office:value="101" calcext:value-type="float">
            <text:p>1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2]+1" office:value-type="float" office:value="102" calcext:value-type="float">
            <text:p>1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3]+1" office:value-type="float" office:value="103" calcext:value-type="float">
            <text:p>1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4]+1" office:value-type="float" office:value="104" calcext:value-type="float">
            <text:p>1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5]+1" office:value-type="float" office:value="105" calcext:value-type="float">
            <text:p>1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6]+1" office:value-type="float" office:value="106" calcext:value-type="float">
            <text:p>1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7]+1" office:value-type="float" office:value="107" calcext:value-type="float">
            <text:p>1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8]+1" office:value-type="float" office:value="108" calcext:value-type="float">
            <text:p>1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9]+1" office:value-type="float" office:value="109" calcext:value-type="float">
            <text:p>1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0]+1" office:value-type="float" office:value="110" calcext:value-type="float">
            <text:p>1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1]+1" office:value-type="float" office:value="111" calcext:value-type="float">
            <text:p>1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2]+1" office:value-type="float" office:value="112" calcext:value-type="float">
            <text:p>1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3]+1" office:value-type="float" office:value="113" calcext:value-type="float">
            <text:p>1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4]+1" office:value-type="float" office:value="114" calcext:value-type="float">
            <text:p>1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5]+1" office:value-type="float" office:value="115" calcext:value-type="float">
            <text:p>1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6]+1" office:value-type="float" office:value="116" calcext:value-type="float">
            <text:p>1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7]+1" office:value-type="float" office:value="117" calcext:value-type="float">
            <text:p>1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8]+1" office:value-type="float" office:value="118" calcext:value-type="float">
            <text:p>1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9]+1" office:value-type="float" office:value="119" calcext:value-type="float">
            <text:p>1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0]+1" office:value-type="float" office:value="120" calcext:value-type="float">
            <text:p>1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1]+1" office:value-type="float" office:value="121" calcext:value-type="float">
            <text:p>1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2]+1" office:value-type="float" office:value="122" calcext:value-type="float">
            <text:p>1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3]+1" office:value-type="float" office:value="123" calcext:value-type="float">
            <text:p>1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4]+1" office:value-type="float" office:value="124" calcext:value-type="float">
            <text:p>1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5]+1" office:value-type="float" office:value="125" calcext:value-type="float">
            <text:p>1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6]+1" office:value-type="float" office:value="126" calcext:value-type="float">
            <text:p>1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7]+1" office:value-type="float" office:value="127" calcext:value-type="float">
            <text:p>1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8]+1" office:value-type="float" office:value="128" calcext:value-type="float">
            <text:p>1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9]+1" office:value-type="float" office:value="129" calcext:value-type="float">
            <text:p>1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0]+1" office:value-type="float" office:value="130" calcext:value-type="float">
            <text:p>1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1]+1" office:value-type="float" office:value="131" calcext:value-type="float">
            <text:p>1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2]+1" office:value-type="float" office:value="132" calcext:value-type="float">
            <text:p>1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3]+1" office:value-type="float" office:value="133" calcext:value-type="float">
            <text:p>1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4]+1" office:value-type="float" office:value="134" calcext:value-type="float">
            <text:p>1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5]+1" office:value-type="float" office:value="135" calcext:value-type="float">
            <text:p>1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6]+1" office:value-type="float" office:value="136" calcext:value-type="float">
            <text:p>1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7]+1" office:value-type="float" office:value="137" calcext:value-type="float">
            <text:p>1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8]+1" office:value-type="float" office:value="138" calcext:value-type="float">
            <text:p>1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9]+1" office:value-type="float" office:value="139" calcext:value-type="float">
            <text:p>1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0]+1" office:value-type="float" office:value="140" calcext:value-type="float">
            <text:p>1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1]+1" office:value-type="float" office:value="141" calcext:value-type="float">
            <text:p>1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2]+1" office:value-type="float" office:value="142" calcext:value-type="float">
            <text:p>1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3]+1" office:value-type="float" office:value="143" calcext:value-type="float">
            <text:p>1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4]+1" office:value-type="float" office:value="144" calcext:value-type="float">
            <text:p>1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5]+1" office:value-type="float" office:value="145" calcext:value-type="float">
            <text:p>1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6]+1" office:value-type="float" office:value="146" calcext:value-type="float">
            <text:p>1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7]+1" office:value-type="float" office:value="147" calcext:value-type="float">
            <text:p>1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8]+1" office:value-type="float" office:value="148" calcext:value-type="float">
            <text:p>1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9]+1" office:value-type="float" office:value="149" calcext:value-type="float">
            <text:p>1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0]+1" office:value-type="float" office:value="150" calcext:value-type="float">
            <text:p>1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1]+1" office:value-type="float" office:value="151" calcext:value-type="float">
            <text:p>1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2]+1" office:value-type="float" office:value="152" calcext:value-type="float">
            <text:p>1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3]+1" office:value-type="float" office:value="153" calcext:value-type="float">
            <text:p>1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4]+1" office:value-type="float" office:value="154" calcext:value-type="float">
            <text:p>1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5]+1" office:value-type="float" office:value="155" calcext:value-type="float">
            <text:p>1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6]+1" office:value-type="float" office:value="156" calcext:value-type="float">
            <text:p>1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7]+1" office:value-type="float" office:value="157" calcext:value-type="float">
            <text:p>1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8]+1" office:value-type="float" office:value="158" calcext:value-type="float">
            <text:p>1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9]+1" office:value-type="float" office:value="159" calcext:value-type="float">
            <text:p>1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0]+1" office:value-type="float" office:value="160" calcext:value-type="float">
            <text:p>1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1]+1" office:value-type="float" office:value="161" calcext:value-type="float">
            <text:p>1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2]+1" office:value-type="float" office:value="162" calcext:value-type="float">
            <text:p>1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3]+1" office:value-type="float" office:value="163" calcext:value-type="float">
            <text:p>1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4]+1" office:value-type="float" office:value="164" calcext:value-type="float">
            <text:p>1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5]+1" office:value-type="float" office:value="165" calcext:value-type="float">
            <text:p>1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6]+1" office:value-type="float" office:value="166" calcext:value-type="float">
            <text:p>1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7]+1" office:value-type="float" office:value="167" calcext:value-type="float">
            <text:p>1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8]+1" office:value-type="float" office:value="168" calcext:value-type="float">
            <text:p>1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9]+1" office:value-type="float" office:value="169" calcext:value-type="float">
            <text:p>1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0]+1" office:value-type="float" office:value="170" calcext:value-type="float">
            <text:p>1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1]+1" office:value-type="float" office:value="171" calcext:value-type="float">
            <text:p>1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2]+1" office:value-type="float" office:value="172" calcext:value-type="float">
            <text:p>1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3]+1" office:value-type="float" office:value="173" calcext:value-type="float">
            <text:p>1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4]+1" office:value-type="float" office:value="174" calcext:value-type="float">
            <text:p>1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5]+1" office:value-type="float" office:value="175" calcext:value-type="float">
            <text:p>1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6]+1" office:value-type="float" office:value="176" calcext:value-type="float">
            <text:p>1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7]+1" office:value-type="float" office:value="177" calcext:value-type="float">
            <text:p>1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8]+1" office:value-type="float" office:value="178" calcext:value-type="float">
            <text:p>1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9]+1" office:value-type="float" office:value="179" calcext:value-type="float">
            <text:p>1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0]+1" office:value-type="float" office:value="180" calcext:value-type="float">
            <text:p>1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1]+1" office:value-type="float" office:value="181" calcext:value-type="float">
            <text:p>1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2]+1" office:value-type="float" office:value="182" calcext:value-type="float">
            <text:p>1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3]+1" office:value-type="float" office:value="183" calcext:value-type="float">
            <text:p>1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4]+1" office:value-type="float" office:value="184" calcext:value-type="float">
            <text:p>1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5]+1" office:value-type="float" office:value="185" calcext:value-type="float">
            <text:p>1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6]+1" office:value-type="float" office:value="186" calcext:value-type="float">
            <text:p>1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7]+1" office:value-type="float" office:value="187" calcext:value-type="float">
            <text:p>1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8]+1" office:value-type="float" office:value="188" calcext:value-type="float">
            <text:p>1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9]+1" office:value-type="float" office:value="189" calcext:value-type="float">
            <text:p>1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0]+1" office:value-type="float" office:value="190" calcext:value-type="float">
            <text:p>1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1]+1" office:value-type="float" office:value="191" calcext:value-type="float">
            <text:p>1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2]+1" office:value-type="float" office:value="192" calcext:value-type="float">
            <text:p>1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3]+1" office:value-type="float" office:value="193" calcext:value-type="float">
            <text:p>1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4]+1" office:value-type="float" office:value="194" calcext:value-type="float">
            <text:p>1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5]+1" office:value-type="float" office:value="195" calcext:value-type="float">
            <text:p>1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6]+1" office:value-type="float" office:value="196" calcext:value-type="float">
            <text:p>1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7]+1" office:value-type="float" office:value="197" calcext:value-type="float">
            <text:p>1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8]+1" office:value-type="float" office:value="198" calcext:value-type="float">
            <text:p>1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9]+1" office:value-type="float" office:value="199" calcext:value-type="float">
            <text:p>1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0]+1" office:value-type="float" office:value="200" calcext:value-type="float">
            <text:p>2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1]+1" office:value-type="float" office:value="201" calcext:value-type="float">
            <text:p>2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2]+1" office:value-type="float" office:value="202" calcext:value-type="float">
            <text:p>2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3]+1" office:value-type="float" office:value="203" calcext:value-type="float">
            <text:p>2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4]+1" office:value-type="float" office:value="204" calcext:value-type="float">
            <text:p>2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5]+1" office:value-type="float" office:value="205" calcext:value-type="float">
            <text:p>2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6]+1" office:value-type="float" office:value="206" calcext:value-type="float">
            <text:p>2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7]+1" office:value-type="float" office:value="207" calcext:value-type="float">
            <text:p>2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8]+1" office:value-type="float" office:value="208" calcext:value-type="float">
            <text:p>2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9]+1" office:value-type="float" office:value="209" calcext:value-type="float">
            <text:p>2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0]+1" office:value-type="float" office:value="210" calcext:value-type="float">
            <text:p>2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1]+1" office:value-type="float" office:value="211" calcext:value-type="float">
            <text:p>2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2]+1" office:value-type="float" office:value="212" calcext:value-type="float">
            <text:p>2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3]+1" office:value-type="float" office:value="213" calcext:value-type="float">
            <text:p>2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4]+1" office:value-type="float" office:value="214" calcext:value-type="float">
            <text:p>2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5]+1" office:value-type="float" office:value="215" calcext:value-type="float">
            <text:p>2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6]+1" office:value-type="float" office:value="216" calcext:value-type="float">
            <text:p>2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7]+1" office:value-type="float" office:value="217" calcext:value-type="float">
            <text:p>2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8]+1" office:value-type="float" office:value="218" calcext:value-type="float">
            <text:p>2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9]+1" office:value-type="float" office:value="219" calcext:value-type="float">
            <text:p>2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0]+1" office:value-type="float" office:value="220" calcext:value-type="float">
            <text:p>2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1]+1" office:value-type="float" office:value="221" calcext:value-type="float">
            <text:p>2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2]+1" office:value-type="float" office:value="222" calcext:value-type="float">
            <text:p>2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3]+1" office:value-type="float" office:value="223" calcext:value-type="float">
            <text:p>2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4]+1" office:value-type="float" office:value="224" calcext:value-type="float">
            <text:p>2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5]+1" office:value-type="float" office:value="225" calcext:value-type="float">
            <text:p>2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6]+1" office:value-type="float" office:value="226" calcext:value-type="float">
            <text:p>2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7]+1" office:value-type="float" office:value="227" calcext:value-type="float">
            <text:p>2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8]+1" office:value-type="float" office:value="228" calcext:value-type="float">
            <text:p>2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9]+1" office:value-type="float" office:value="229" calcext:value-type="float">
            <text:p>2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0]+1" office:value-type="float" office:value="230" calcext:value-type="float">
            <text:p>2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1]+1" office:value-type="float" office:value="231" calcext:value-type="float">
            <text:p>2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2]+1" office:value-type="float" office:value="232" calcext:value-type="float">
            <text:p>2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3]+1" office:value-type="float" office:value="233" calcext:value-type="float">
            <text:p>2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4]+1" office:value-type="float" office:value="234" calcext:value-type="float">
            <text:p>2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5]+1" office:value-type="float" office:value="235" calcext:value-type="float">
            <text:p>2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6]+1" office:value-type="float" office:value="236" calcext:value-type="float">
            <text:p>2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7]+1" office:value-type="float" office:value="237" calcext:value-type="float">
            <text:p>2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8]+1" office:value-type="float" office:value="238" calcext:value-type="float">
            <text:p>2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9]+1" office:value-type="float" office:value="239" calcext:value-type="float">
            <text:p>2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0]+1" office:value-type="float" office:value="240" calcext:value-type="float">
            <text:p>2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1]+1" office:value-type="float" office:value="241" calcext:value-type="float">
            <text:p>2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2]+1" office:value-type="float" office:value="242" calcext:value-type="float">
            <text:p>2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3]+1" office:value-type="float" office:value="243" calcext:value-type="float">
            <text:p>2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4]+1" office:value-type="float" office:value="244" calcext:value-type="float">
            <text:p>2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5]+1" office:value-type="float" office:value="245" calcext:value-type="float">
            <text:p>2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6]+1" office:value-type="float" office:value="246" calcext:value-type="float">
            <text:p>2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7]+1" office:value-type="float" office:value="247" calcext:value-type="float">
            <text:p>2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8]+1" office:value-type="float" office:value="248" calcext:value-type="float">
            <text:p>2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9]+1" office:value-type="float" office:value="249" calcext:value-type="float">
            <text:p>2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0]+1" office:value-type="float" office:value="250" calcext:value-type="float">
            <text:p>2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1]+1" office:value-type="float" office:value="251" calcext:value-type="float">
            <text:p>2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2]+1" office:value-type="float" office:value="252" calcext:value-type="float">
            <text:p>2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3]+1" office:value-type="float" office:value="253" calcext:value-type="float">
            <text:p>2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4]+1" office:value-type="float" office:value="254" calcext:value-type="float">
            <text:p>2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5]+1" office:value-type="float" office:value="255" calcext:value-type="float">
            <text:p>2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6]+1" office:value-type="float" office:value="256" calcext:value-type="float">
            <text:p>2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7]+1" office:value-type="float" office:value="257" calcext:value-type="float">
            <text:p>2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8]+1" office:value-type="float" office:value="258" calcext:value-type="float">
            <text:p>2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9]+1" office:value-type="float" office:value="259" calcext:value-type="float">
            <text:p>2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0]+1" office:value-type="float" office:value="260" calcext:value-type="float">
            <text:p>2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1]+1" office:value-type="float" office:value="261" calcext:value-type="float">
            <text:p>2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2]+1" office:value-type="float" office:value="262" calcext:value-type="float">
            <text:p>2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3]+1" office:value-type="float" office:value="263" calcext:value-type="float">
            <text:p>2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4]+1" office:value-type="float" office:value="264" calcext:value-type="float">
            <text:p>2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5]+1" office:value-type="float" office:value="265" calcext:value-type="float">
            <text:p>2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6]+1" office:value-type="float" office:value="266" calcext:value-type="float">
            <text:p>2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7]+1" office:value-type="float" office:value="267" calcext:value-type="float">
            <text:p>2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8]+1" office:value-type="float" office:value="268" calcext:value-type="float">
            <text:p>2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9]+1" office:value-type="float" office:value="269" calcext:value-type="float">
            <text:p>2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0]+1" office:value-type="float" office:value="270" calcext:value-type="float">
            <text:p>2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1]+1" office:value-type="float" office:value="271" calcext:value-type="float">
            <text:p>2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2]+1" office:value-type="float" office:value="272" calcext:value-type="float">
            <text:p>2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3]+1" office:value-type="float" office:value="273" calcext:value-type="float">
            <text:p>2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4]+1" office:value-type="float" office:value="274" calcext:value-type="float">
            <text:p>2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5]+1" office:value-type="float" office:value="275" calcext:value-type="float">
            <text:p>2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6]+1" office:value-type="float" office:value="276" calcext:value-type="float">
            <text:p>2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7]+1" office:value-type="float" office:value="277" calcext:value-type="float">
            <text:p>2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8]+1" office:value-type="float" office:value="278" calcext:value-type="float">
            <text:p>2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9]+1" office:value-type="float" office:value="279" calcext:value-type="float">
            <text:p>2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0]+1" office:value-type="float" office:value="280" calcext:value-type="float">
            <text:p>2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1]+1" office:value-type="float" office:value="281" calcext:value-type="float">
            <text:p>2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2]+1" office:value-type="float" office:value="282" calcext:value-type="float">
            <text:p>2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3]+1" office:value-type="float" office:value="283" calcext:value-type="float">
            <text:p>2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4]+1" office:value-type="float" office:value="284" calcext:value-type="float">
            <text:p>2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5]+1" office:value-type="float" office:value="285" calcext:value-type="float">
            <text:p>2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6]+1" office:value-type="float" office:value="286" calcext:value-type="float">
            <text:p>2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7]+1" office:value-type="float" office:value="287" calcext:value-type="float">
            <text:p>2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8]+1" office:value-type="float" office:value="288" calcext:value-type="float">
            <text:p>2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9]+1" office:value-type="float" office:value="289" calcext:value-type="float">
            <text:p>2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0]+1" office:value-type="float" office:value="290" calcext:value-type="float">
            <text:p>2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1]+1" office:value-type="float" office:value="291" calcext:value-type="float">
            <text:p>2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2]+1" office:value-type="float" office:value="292" calcext:value-type="float">
            <text:p>2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3]+1" office:value-type="float" office:value="293" calcext:value-type="float">
            <text:p>2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4]+1" office:value-type="float" office:value="294" calcext:value-type="float">
            <text:p>2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5]+1" office:value-type="float" office:value="295" calcext:value-type="float">
            <text:p>2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6]+1" office:value-type="float" office:value="296" calcext:value-type="float">
            <text:p>2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7]+1" office:value-type="float" office:value="297" calcext:value-type="float">
            <text:p>2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8]+1" office:value-type="float" office:value="298" calcext:value-type="float">
            <text:p>2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9]+1" office:value-type="float" office:value="299" calcext:value-type="float">
            <text:p>2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0]+1" office:value-type="float" office:value="300" calcext:value-type="float">
            <text:p>3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1]+1" office:value-type="float" office:value="301" calcext:value-type="float">
            <text:p>3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2]+1" office:value-type="float" office:value="302" calcext:value-type="float">
            <text:p>3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3]+1" office:value-type="float" office:value="303" calcext:value-type="float">
            <text:p>3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4]+1" office:value-type="float" office:value="304" calcext:value-type="float">
            <text:p>3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5]+1" office:value-type="float" office:value="305" calcext:value-type="float">
            <text:p>3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6]+1" office:value-type="float" office:value="306" calcext:value-type="float">
            <text:p>3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7]+1" office:value-type="float" office:value="307" calcext:value-type="float">
            <text:p>3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8]+1" office:value-type="float" office:value="308" calcext:value-type="float">
            <text:p>3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9]+1" office:value-type="float" office:value="309" calcext:value-type="float">
            <text:p>3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0]+1" office:value-type="float" office:value="310" calcext:value-type="float">
            <text:p>3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1]+1" office:value-type="float" office:value="311" calcext:value-type="float">
            <text:p>3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2]+1" office:value-type="float" office:value="312" calcext:value-type="float">
            <text:p>3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3]+1" office:value-type="float" office:value="313" calcext:value-type="float">
            <text:p>3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4]+1" office:value-type="float" office:value="314" calcext:value-type="float">
            <text:p>3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5]+1" office:value-type="float" office:value="315" calcext:value-type="float">
            <text:p>3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6]+1" office:value-type="float" office:value="316" calcext:value-type="float">
            <text:p>3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7]+1" office:value-type="float" office:value="317" calcext:value-type="float">
            <text:p>3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8]+1" office:value-type="float" office:value="318" calcext:value-type="float">
            <text:p>3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9]+1" office:value-type="float" office:value="319" calcext:value-type="float">
            <text:p>3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0]+1" office:value-type="float" office:value="320" calcext:value-type="float">
            <text:p>3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1]+1" office:value-type="float" office:value="321" calcext:value-type="float">
            <text:p>3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2]+1" office:value-type="float" office:value="322" calcext:value-type="float">
            <text:p>3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3]+1" office:value-type="float" office:value="323" calcext:value-type="float">
            <text:p>3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4]+1" office:value-type="float" office:value="324" calcext:value-type="float">
            <text:p>3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5]+1" office:value-type="float" office:value="325" calcext:value-type="float">
            <text:p>3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6]+1" office:value-type="float" office:value="326" calcext:value-type="float">
            <text:p>3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7]+1" office:value-type="float" office:value="327" calcext:value-type="float">
            <text:p>3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8]+1" office:value-type="float" office:value="328" calcext:value-type="float">
            <text:p>3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9]+1" office:value-type="float" office:value="329" calcext:value-type="float">
            <text:p>3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0]+1" office:value-type="float" office:value="330" calcext:value-type="float">
            <text:p>3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1]+1" office:value-type="float" office:value="331" calcext:value-type="float">
            <text:p>3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2]+1" office:value-type="float" office:value="332" calcext:value-type="float">
            <text:p>3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3]+1" office:value-type="float" office:value="333" calcext:value-type="float">
            <text:p>3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4]+1" office:value-type="float" office:value="334" calcext:value-type="float">
            <text:p>3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5]+1" office:value-type="float" office:value="335" calcext:value-type="float">
            <text:p>3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6]+1" office:value-type="float" office:value="336" calcext:value-type="float">
            <text:p>3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7]+1" office:value-type="float" office:value="337" calcext:value-type="float">
            <text:p>3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8]+1" office:value-type="float" office:value="338" calcext:value-type="float">
            <text:p>3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9]+1" office:value-type="float" office:value="339" calcext:value-type="float">
            <text:p>3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0]+1" office:value-type="float" office:value="340" calcext:value-type="float">
            <text:p>3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1]+1" office:value-type="float" office:value="341" calcext:value-type="float">
            <text:p>3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2]+1" office:value-type="float" office:value="342" calcext:value-type="float">
            <text:p>3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3]+1" office:value-type="float" office:value="343" calcext:value-type="float">
            <text:p>3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4]+1" office:value-type="float" office:value="344" calcext:value-type="float">
            <text:p>3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5]+1" office:value-type="float" office:value="345" calcext:value-type="float">
            <text:p>3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6]+1" office:value-type="float" office:value="346" calcext:value-type="float">
            <text:p>3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7]+1" office:value-type="float" office:value="347" calcext:value-type="float">
            <text:p>3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8]+1" office:value-type="float" office:value="348" calcext:value-type="float">
            <text:p>3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9]+1" office:value-type="float" office:value="349" calcext:value-type="float">
            <text:p>3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0]+1" office:value-type="float" office:value="350" calcext:value-type="float">
            <text:p>3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1]+1" office:value-type="float" office:value="351" calcext:value-type="float">
            <text:p>3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2]+1" office:value-type="float" office:value="352" calcext:value-type="float">
            <text:p>3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3]+1" office:value-type="float" office:value="353" calcext:value-type="float">
            <text:p>3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4]+1" office:value-type="float" office:value="354" calcext:value-type="float">
            <text:p>3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5]+1" office:value-type="float" office:value="355" calcext:value-type="float">
            <text:p>3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6]+1" office:value-type="float" office:value="356" calcext:value-type="float">
            <text:p>3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7]+1" office:value-type="float" office:value="357" calcext:value-type="float">
            <text:p>3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8]+1" office:value-type="float" office:value="358" calcext:value-type="float">
            <text:p>3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9]+1" office:value-type="float" office:value="359" calcext:value-type="float">
            <text:p>3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0]+1" office:value-type="float" office:value="360" calcext:value-type="float">
            <text:p>3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1]+1" office:value-type="float" office:value="361" calcext:value-type="float">
            <text:p>3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2]+1" office:value-type="float" office:value="362" calcext:value-type="float">
            <text:p>3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3]+1" office:value-type="float" office:value="363" calcext:value-type="float">
            <text:p>3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4]+1" office:value-type="float" office:value="364" calcext:value-type="float">
            <text:p>3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5]+1" office:value-type="float" office:value="365" calcext:value-type="float">
            <text:p>3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6]+1" office:value-type="float" office:value="366" calcext:value-type="float">
            <text:p>3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7]+1" office:value-type="float" office:value="367" calcext:value-type="float">
            <text:p>3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8]+1" office:value-type="float" office:value="368" calcext:value-type="float">
            <text:p>3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9]+1" office:value-type="float" office:value="369" calcext:value-type="float">
            <text:p>3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0]+1" office:value-type="float" office:value="370" calcext:value-type="float">
            <text:p>3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1]+1" office:value-type="float" office:value="371" calcext:value-type="float">
            <text:p>3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2]+1" office:value-type="float" office:value="372" calcext:value-type="float">
            <text:p>3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3]+1" office:value-type="float" office:value="373" calcext:value-type="float">
            <text:p>3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4]+1" office:value-type="float" office:value="374" calcext:value-type="float">
            <text:p>3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5]+1" office:value-type="float" office:value="375" calcext:value-type="float">
            <text:p>3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6]+1" office:value-type="float" office:value="376" calcext:value-type="float">
            <text:p>3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7]+1" office:value-type="float" office:value="377" calcext:value-type="float">
            <text:p>3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8]+1" office:value-type="float" office:value="378" calcext:value-type="float">
            <text:p>3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9]+1" office:value-type="float" office:value="379" calcext:value-type="float">
            <text:p>3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0]+1" office:value-type="float" office:value="380" calcext:value-type="float">
            <text:p>3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1]+1" office:value-type="float" office:value="381" calcext:value-type="float">
            <text:p>3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2]+1" office:value-type="float" office:value="382" calcext:value-type="float">
            <text:p>3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3]+1" office:value-type="float" office:value="383" calcext:value-type="float">
            <text:p>3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4]+1" office:value-type="float" office:value="384" calcext:value-type="float">
            <text:p>3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5]+1" office:value-type="float" office:value="385" calcext:value-type="float">
            <text:p>3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6]+1" office:value-type="float" office:value="386" calcext:value-type="float">
            <text:p>3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7]+1" office:value-type="float" office:value="387" calcext:value-type="float">
            <text:p>3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8]+1" office:value-type="float" office:value="388" calcext:value-type="float">
            <text:p>3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9]+1" office:value-type="float" office:value="389" calcext:value-type="float">
            <text:p>3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0]+1" office:value-type="float" office:value="390" calcext:value-type="float">
            <text:p>3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1]+1" office:value-type="float" office:value="391" calcext:value-type="float">
            <text:p>3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2]+1" office:value-type="float" office:value="392" calcext:value-type="float">
            <text:p>3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3]+1" office:value-type="float" office:value="393" calcext:value-type="float">
            <text:p>3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4]+1" office:value-type="float" office:value="394" calcext:value-type="float">
            <text:p>3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5]+1" office:value-type="float" office:value="395" calcext:value-type="float">
            <text:p>3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6]+1" office:value-type="float" office:value="396" calcext:value-type="float">
            <text:p>3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7]+1" office:value-type="float" office:value="397" calcext:value-type="float">
            <text:p>3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8]+1" office:value-type="float" office:value="398" calcext:value-type="float">
            <text:p>3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9]+1" office:value-type="float" office:value="399" calcext:value-type="float">
            <text:p>3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0]+1" office:value-type="float" office:value="400" calcext:value-type="float">
            <text:p>4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1]+1" office:value-type="float" office:value="401" calcext:value-type="float">
            <text:p>4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2]+1" office:value-type="float" office:value="402" calcext:value-type="float">
            <text:p>4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3]+1" office:value-type="float" office:value="403" calcext:value-type="float">
            <text:p>4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4]+1" office:value-type="float" office:value="404" calcext:value-type="float">
            <text:p>4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5]+1" office:value-type="float" office:value="405" calcext:value-type="float">
            <text:p>4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6]+1" office:value-type="float" office:value="406" calcext:value-type="float">
            <text:p>4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7]+1" office:value-type="float" office:value="407" calcext:value-type="float">
            <text:p>4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8]+1" office:value-type="float" office:value="408" calcext:value-type="float">
            <text:p>4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9]+1" office:value-type="float" office:value="409" calcext:value-type="float">
            <text:p>4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0]+1" office:value-type="float" office:value="410" calcext:value-type="float">
            <text:p>4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1]+1" office:value-type="float" office:value="411" calcext:value-type="float">
            <text:p>4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2]+1" office:value-type="float" office:value="412" calcext:value-type="float">
            <text:p>4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3]+1" office:value-type="float" office:value="413" calcext:value-type="float">
            <text:p>4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4]+1" office:value-type="float" office:value="414" calcext:value-type="float">
            <text:p>4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5]+1" office:value-type="float" office:value="415" calcext:value-type="float">
            <text:p>4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6]+1" office:value-type="float" office:value="416" calcext:value-type="float">
            <text:p>4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7]+1" office:value-type="float" office:value="417" calcext:value-type="float">
            <text:p>4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8]+1" office:value-type="float" office:value="418" calcext:value-type="float">
            <text:p>4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9]+1" office:value-type="float" office:value="419" calcext:value-type="float">
            <text:p>4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0]+1" office:value-type="float" office:value="420" calcext:value-type="float">
            <text:p>4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1]+1" office:value-type="float" office:value="421" calcext:value-type="float">
            <text:p>4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2]+1" office:value-type="float" office:value="422" calcext:value-type="float">
            <text:p>4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3]+1" office:value-type="float" office:value="423" calcext:value-type="float">
            <text:p>4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4]+1" office:value-type="float" office:value="424" calcext:value-type="float">
            <text:p>4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5]+1" office:value-type="float" office:value="425" calcext:value-type="float">
            <text:p>4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6]+1" office:value-type="float" office:value="426" calcext:value-type="float">
            <text:p>4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7]+1" office:value-type="float" office:value="427" calcext:value-type="float">
            <text:p>4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8]+1" office:value-type="float" office:value="428" calcext:value-type="float">
            <text:p>4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9]+1" office:value-type="float" office:value="429" calcext:value-type="float">
            <text:p>4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0]+1" office:value-type="float" office:value="430" calcext:value-type="float">
            <text:p>4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1]+1" office:value-type="float" office:value="431" calcext:value-type="float">
            <text:p>4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2]+1" office:value-type="float" office:value="432" calcext:value-type="float">
            <text:p>4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3]+1" office:value-type="float" office:value="433" calcext:value-type="float">
            <text:p>4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4]+1" office:value-type="float" office:value="434" calcext:value-type="float">
            <text:p>4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5]+1" office:value-type="float" office:value="435" calcext:value-type="float">
            <text:p>4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6]+1" office:value-type="float" office:value="436" calcext:value-type="float">
            <text:p>4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7]+1" office:value-type="float" office:value="437" calcext:value-type="float">
            <text:p>4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8]+1" office:value-type="float" office:value="438" calcext:value-type="float">
            <text:p>4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9]+1" office:value-type="float" office:value="439" calcext:value-type="float">
            <text:p>4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0]+1" office:value-type="float" office:value="440" calcext:value-type="float">
            <text:p>4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1]+1" office:value-type="float" office:value="441" calcext:value-type="float">
            <text:p>4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2]+1" office:value-type="float" office:value="442" calcext:value-type="float">
            <text:p>4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3]+1" office:value-type="float" office:value="443" calcext:value-type="float">
            <text:p>4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4]+1" office:value-type="float" office:value="444" calcext:value-type="float">
            <text:p>4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5]+1" office:value-type="float" office:value="445" calcext:value-type="float">
            <text:p>4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6]+1" office:value-type="float" office:value="446" calcext:value-type="float">
            <text:p>4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7]+1" office:value-type="float" office:value="447" calcext:value-type="float">
            <text:p>4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8]+1" office:value-type="float" office:value="448" calcext:value-type="float">
            <text:p>4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9]+1" office:value-type="float" office:value="449" calcext:value-type="float">
            <text:p>4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0]+1" office:value-type="float" office:value="450" calcext:value-type="float">
            <text:p>4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1]+1" office:value-type="float" office:value="451" calcext:value-type="float">
            <text:p>4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2]+1" office:value-type="float" office:value="452" calcext:value-type="float">
            <text:p>4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3]+1" office:value-type="float" office:value="453" calcext:value-type="float">
            <text:p>4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4]+1" office:value-type="float" office:value="454" calcext:value-type="float">
            <text:p>4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5]+1" office:value-type="float" office:value="455" calcext:value-type="float">
            <text:p>4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6]+1" office:value-type="float" office:value="456" calcext:value-type="float">
            <text:p>4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7]+1" office:value-type="float" office:value="457" calcext:value-type="float">
            <text:p>4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8]+1" office:value-type="float" office:value="458" calcext:value-type="float">
            <text:p>4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9]+1" office:value-type="float" office:value="459" calcext:value-type="float">
            <text:p>4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0]+1" office:value-type="float" office:value="460" calcext:value-type="float">
            <text:p>4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1]+1" office:value-type="float" office:value="461" calcext:value-type="float">
            <text:p>4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2]+1" office:value-type="float" office:value="462" calcext:value-type="float">
            <text:p>4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3]+1" office:value-type="float" office:value="463" calcext:value-type="float">
            <text:p>4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4]+1" office:value-type="float" office:value="464" calcext:value-type="float">
            <text:p>4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5]+1" office:value-type="float" office:value="465" calcext:value-type="float">
            <text:p>4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6]+1" office:value-type="float" office:value="466" calcext:value-type="float">
            <text:p>4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7]+1" office:value-type="float" office:value="467" calcext:value-type="float">
            <text:p>4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8]+1" office:value-type="float" office:value="468" calcext:value-type="float">
            <text:p>4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9]+1" office:value-type="float" office:value="469" calcext:value-type="float">
            <text:p>4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0]+1" office:value-type="float" office:value="470" calcext:value-type="float">
            <text:p>4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1]+1" office:value-type="float" office:value="471" calcext:value-type="float">
            <text:p>4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2]+1" office:value-type="float" office:value="472" calcext:value-type="float">
            <text:p>4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3]+1" office:value-type="float" office:value="473" calcext:value-type="float">
            <text:p>4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4]+1" office:value-type="float" office:value="474" calcext:value-type="float">
            <text:p>4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5]+1" office:value-type="float" office:value="475" calcext:value-type="float">
            <text:p>4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6]+1" office:value-type="float" office:value="476" calcext:value-type="float">
            <text:p>4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7]+1" office:value-type="float" office:value="477" calcext:value-type="float">
            <text:p>4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8]+1" office:value-type="float" office:value="478" calcext:value-type="float">
            <text:p>4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9]+1" office:value-type="float" office:value="479" calcext:value-type="float">
            <text:p>4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0]+1" office:value-type="float" office:value="480" calcext:value-type="float">
            <text:p>4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1]+1" office:value-type="float" office:value="481" calcext:value-type="float">
            <text:p>4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2]+1" office:value-type="float" office:value="482" calcext:value-type="float">
            <text:p>4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3]+1" office:value-type="float" office:value="483" calcext:value-type="float">
            <text:p>4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4]+1" office:value-type="float" office:value="484" calcext:value-type="float">
            <text:p>4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5]+1" office:value-type="float" office:value="485" calcext:value-type="float">
            <text:p>4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6]+1" office:value-type="float" office:value="486" calcext:value-type="float">
            <text:p>4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7]+1" office:value-type="float" office:value="487" calcext:value-type="float">
            <text:p>4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8]+1" office:value-type="float" office:value="488" calcext:value-type="float">
            <text:p>4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9]+1" office:value-type="float" office:value="489" calcext:value-type="float">
            <text:p>4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0]+1" office:value-type="float" office:value="490" calcext:value-type="float">
            <text:p>4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1]+1" office:value-type="float" office:value="491" calcext:value-type="float">
            <text:p>4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2]+1" office:value-type="float" office:value="492" calcext:value-type="float">
            <text:p>4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3]+1" office:value-type="float" office:value="493" calcext:value-type="float">
            <text:p>4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4]+1" office:value-type="float" office:value="494" calcext:value-type="float">
            <text:p>4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5]+1" office:value-type="float" office:value="495" calcext:value-type="float">
            <text:p>4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6]+1" office:value-type="float" office:value="496" calcext:value-type="float">
            <text:p>4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7]+1" office:value-type="float" office:value="497" calcext:value-type="float">
            <text:p>4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8]+1" office:value-type="float" office:value="498" calcext:value-type="float">
            <text:p>4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9]+1" office:value-type="float" office:value="499" calcext:value-type="float">
            <text:p>4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0]+1" office:value-type="float" office:value="500" calcext:value-type="float">
            <text:p>5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1]+1" office:value-type="float" office:value="501" calcext:value-type="float">
            <text:p>5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2]+1" office:value-type="float" office:value="502" calcext:value-type="float">
            <text:p>5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3]+1" office:value-type="float" office:value="503" calcext:value-type="float">
            <text:p>5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4]+1" office:value-type="float" office:value="504" calcext:value-type="float">
            <text:p>5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5]+1" office:value-type="float" office:value="505" calcext:value-type="float">
            <text:p>5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6]+1" office:value-type="float" office:value="506" calcext:value-type="float">
            <text:p>5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7]+1" office:value-type="float" office:value="507" calcext:value-type="float">
            <text:p>5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8]+1" office:value-type="float" office:value="508" calcext:value-type="float">
            <text:p>5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9]+1" office:value-type="float" office:value="509" calcext:value-type="float">
            <text:p>5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0]+1" office:value-type="float" office:value="510" calcext:value-type="float">
            <text:p>5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1]+1" office:value-type="float" office:value="511" calcext:value-type="float">
            <text:p>5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2]+1" office:value-type="float" office:value="512" calcext:value-type="float">
            <text:p>5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3]+1" office:value-type="float" office:value="513" calcext:value-type="float">
            <text:p>5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4]+1" office:value-type="float" office:value="514" calcext:value-type="float">
            <text:p>5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5]+1" office:value-type="float" office:value="515" calcext:value-type="float">
            <text:p>5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6]+1" office:value-type="float" office:value="516" calcext:value-type="float">
            <text:p>5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7]+1" office:value-type="float" office:value="517" calcext:value-type="float">
            <text:p>5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8]+1" office:value-type="float" office:value="518" calcext:value-type="float">
            <text:p>5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9]+1" office:value-type="float" office:value="519" calcext:value-type="float">
            <text:p>5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0]+1" office:value-type="float" office:value="520" calcext:value-type="float">
            <text:p>5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1]+1" office:value-type="float" office:value="521" calcext:value-type="float">
            <text:p>5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2]+1" office:value-type="float" office:value="522" calcext:value-type="float">
            <text:p>5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3]+1" office:value-type="float" office:value="523" calcext:value-type="float">
            <text:p>5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4]+1" office:value-type="float" office:value="524" calcext:value-type="float">
            <text:p>5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5]+1" office:value-type="float" office:value="525" calcext:value-type="float">
            <text:p>5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6]+1" office:value-type="float" office:value="526" calcext:value-type="float">
            <text:p>5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7]+1" office:value-type="float" office:value="527" calcext:value-type="float">
            <text:p>5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8]+1" office:value-type="float" office:value="528" calcext:value-type="float">
            <text:p>5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9]+1" office:value-type="float" office:value="529" calcext:value-type="float">
            <text:p>5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0]+1" office:value-type="float" office:value="530" calcext:value-type="float">
            <text:p>5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1]+1" office:value-type="float" office:value="531" calcext:value-type="float">
            <text:p>5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2]+1" office:value-type="float" office:value="532" calcext:value-type="float">
            <text:p>5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3]+1" office:value-type="float" office:value="533" calcext:value-type="float">
            <text:p>5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4]+1" office:value-type="float" office:value="534" calcext:value-type="float">
            <text:p>5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5]+1" office:value-type="float" office:value="535" calcext:value-type="float">
            <text:p>5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6]+1" office:value-type="float" office:value="536" calcext:value-type="float">
            <text:p>5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7]+1" office:value-type="float" office:value="537" calcext:value-type="float">
            <text:p>5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8]+1" office:value-type="float" office:value="538" calcext:value-type="float">
            <text:p>5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9]+1" office:value-type="float" office:value="539" calcext:value-type="float">
            <text:p>5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0]+1" office:value-type="float" office:value="540" calcext:value-type="float">
            <text:p>5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1]+1" office:value-type="float" office:value="541" calcext:value-type="float">
            <text:p>5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2]+1" office:value-type="float" office:value="542" calcext:value-type="float">
            <text:p>5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3]+1" office:value-type="float" office:value="543" calcext:value-type="float">
            <text:p>5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4]+1" office:value-type="float" office:value="544" calcext:value-type="float">
            <text:p>5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5]+1" office:value-type="float" office:value="545" calcext:value-type="float">
            <text:p>5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6]+1" office:value-type="float" office:value="546" calcext:value-type="float">
            <text:p>5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7]+1" office:value-type="float" office:value="547" calcext:value-type="float">
            <text:p>5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8]+1" office:value-type="float" office:value="548" calcext:value-type="float">
            <text:p>5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9]+1" office:value-type="float" office:value="549" calcext:value-type="float">
            <text:p>5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0]+1" office:value-type="float" office:value="550" calcext:value-type="float">
            <text:p>5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1]+1" office:value-type="float" office:value="551" calcext:value-type="float">
            <text:p>5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2]+1" office:value-type="float" office:value="552" calcext:value-type="float">
            <text:p>5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3]+1" office:value-type="float" office:value="553" calcext:value-type="float">
            <text:p>5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4]+1" office:value-type="float" office:value="554" calcext:value-type="float">
            <text:p>5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5]+1" office:value-type="float" office:value="555" calcext:value-type="float">
            <text:p>5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6]+1" office:value-type="float" office:value="556" calcext:value-type="float">
            <text:p>5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7]+1" office:value-type="float" office:value="557" calcext:value-type="float">
            <text:p>5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8]+1" office:value-type="float" office:value="558" calcext:value-type="float">
            <text:p>5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9]+1" office:value-type="float" office:value="559" calcext:value-type="float">
            <text:p>5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0]+1" office:value-type="float" office:value="560" calcext:value-type="float">
            <text:p>5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1]+1" office:value-type="float" office:value="561" calcext:value-type="float">
            <text:p>5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2]+1" office:value-type="float" office:value="562" calcext:value-type="float">
            <text:p>5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3]+1" office:value-type="float" office:value="563" calcext:value-type="float">
            <text:p>5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4]+1" office:value-type="float" office:value="564" calcext:value-type="float">
            <text:p>5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5]+1" office:value-type="float" office:value="565" calcext:value-type="float">
            <text:p>5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6]+1" office:value-type="float" office:value="566" calcext:value-type="float">
            <text:p>5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7]+1" office:value-type="float" office:value="567" calcext:value-type="float">
            <text:p>5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8]+1" office:value-type="float" office:value="568" calcext:value-type="float">
            <text:p>5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9]+1" office:value-type="float" office:value="569" calcext:value-type="float">
            <text:p>5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0]+1" office:value-type="float" office:value="570" calcext:value-type="float">
            <text:p>5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1]+1" office:value-type="float" office:value="571" calcext:value-type="float">
            <text:p>5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2]+1" office:value-type="float" office:value="572" calcext:value-type="float">
            <text:p>5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3]+1" office:value-type="float" office:value="573" calcext:value-type="float">
            <text:p>5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4]+1" office:value-type="float" office:value="574" calcext:value-type="float">
            <text:p>5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5]+1" office:value-type="float" office:value="575" calcext:value-type="float">
            <text:p>5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6]+1" office:value-type="float" office:value="576" calcext:value-type="float">
            <text:p>5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7]+1" office:value-type="float" office:value="577" calcext:value-type="float">
            <text:p>5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8]+1" office:value-type="float" office:value="578" calcext:value-type="float">
            <text:p>5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9]+1" office:value-type="float" office:value="579" calcext:value-type="float">
            <text:p>5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0]+1" office:value-type="float" office:value="580" calcext:value-type="float">
            <text:p>5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1]+1" office:value-type="float" office:value="581" calcext:value-type="float">
            <text:p>5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2]+1" office:value-type="float" office:value="582" calcext:value-type="float">
            <text:p>5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3]+1" office:value-type="float" office:value="583" calcext:value-type="float">
            <text:p>5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4]+1" office:value-type="float" office:value="584" calcext:value-type="float">
            <text:p>5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5]+1" office:value-type="float" office:value="585" calcext:value-type="float">
            <text:p>5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6]+1" office:value-type="float" office:value="586" calcext:value-type="float">
            <text:p>5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7]+1" office:value-type="float" office:value="587" calcext:value-type="float">
            <text:p>5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8]+1" office:value-type="float" office:value="588" calcext:value-type="float">
            <text:p>5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9]+1" office:value-type="float" office:value="589" calcext:value-type="float">
            <text:p>5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0]+1" office:value-type="float" office:value="590" calcext:value-type="float">
            <text:p>5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1]+1" office:value-type="float" office:value="591" calcext:value-type="float">
            <text:p>5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2]+1" office:value-type="float" office:value="592" calcext:value-type="float">
            <text:p>5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3]+1" office:value-type="float" office:value="593" calcext:value-type="float">
            <text:p>5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4]+1" office:value-type="float" office:value="594" calcext:value-type="float">
            <text:p>5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5]+1" office:value-type="float" office:value="595" calcext:value-type="float">
            <text:p>5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6]+1" office:value-type="float" office:value="596" calcext:value-type="float">
            <text:p>5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7]+1" office:value-type="float" office:value="597" calcext:value-type="float">
            <text:p>5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8]+1" office:value-type="float" office:value="598" calcext:value-type="float">
            <text:p>5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9]+1" office:value-type="float" office:value="599" calcext:value-type="float">
            <text:p>5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0]+1" office:value-type="float" office:value="600" calcext:value-type="float">
            <text:p>6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1]+1" office:value-type="float" office:value="601" calcext:value-type="float">
            <text:p>6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2]+1" office:value-type="float" office:value="602" calcext:value-type="float">
            <text:p>6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3]+1" office:value-type="float" office:value="603" calcext:value-type="float">
            <text:p>6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4]+1" office:value-type="float" office:value="604" calcext:value-type="float">
            <text:p>6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5]+1" office:value-type="float" office:value="605" calcext:value-type="float">
            <text:p>6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6]+1" office:value-type="float" office:value="606" calcext:value-type="float">
            <text:p>6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7]+1" office:value-type="float" office:value="607" calcext:value-type="float">
            <text:p>6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8]+1" office:value-type="float" office:value="608" calcext:value-type="float">
            <text:p>6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9]+1" office:value-type="float" office:value="609" calcext:value-type="float">
            <text:p>6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0]+1" office:value-type="float" office:value="610" calcext:value-type="float">
            <text:p>6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1]+1" office:value-type="float" office:value="611" calcext:value-type="float">
            <text:p>6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2]+1" office:value-type="float" office:value="612" calcext:value-type="float">
            <text:p>6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3]+1" office:value-type="float" office:value="613" calcext:value-type="float">
            <text:p>6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4]+1" office:value-type="float" office:value="614" calcext:value-type="float">
            <text:p>6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5]+1" office:value-type="float" office:value="615" calcext:value-type="float">
            <text:p>6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6]+1" office:value-type="float" office:value="616" calcext:value-type="float">
            <text:p>6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7]+1" office:value-type="float" office:value="617" calcext:value-type="float">
            <text:p>6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8]+1" office:value-type="float" office:value="618" calcext:value-type="float">
            <text:p>6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9]+1" office:value-type="float" office:value="619" calcext:value-type="float">
            <text:p>6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0]+1" office:value-type="float" office:value="620" calcext:value-type="float">
            <text:p>6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1]+1" office:value-type="float" office:value="621" calcext:value-type="float">
            <text:p>6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2]+1" office:value-type="float" office:value="622" calcext:value-type="float">
            <text:p>6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3]+1" office:value-type="float" office:value="623" calcext:value-type="float">
            <text:p>6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4]+1" office:value-type="float" office:value="624" calcext:value-type="float">
            <text:p>6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5]+1" office:value-type="float" office:value="625" calcext:value-type="float">
            <text:p>6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6]+1" office:value-type="float" office:value="626" calcext:value-type="float">
            <text:p>6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7]+1" office:value-type="float" office:value="627" calcext:value-type="float">
            <text:p>6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8]+1" office:value-type="float" office:value="628" calcext:value-type="float">
            <text:p>6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9]+1" office:value-type="float" office:value="629" calcext:value-type="float">
            <text:p>6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0]+1" office:value-type="float" office:value="630" calcext:value-type="float">
            <text:p>6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1]+1" office:value-type="float" office:value="631" calcext:value-type="float">
            <text:p>6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2]+1" office:value-type="float" office:value="632" calcext:value-type="float">
            <text:p>6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3]+1" office:value-type="float" office:value="633" calcext:value-type="float">
            <text:p>6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4]+1" office:value-type="float" office:value="634" calcext:value-type="float">
            <text:p>6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5]+1" office:value-type="float" office:value="635" calcext:value-type="float">
            <text:p>6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6]+1" office:value-type="float" office:value="636" calcext:value-type="float">
            <text:p>6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7]+1" office:value-type="float" office:value="637" calcext:value-type="float">
            <text:p>6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8]+1" office:value-type="float" office:value="638" calcext:value-type="float">
            <text:p>6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9]+1" office:value-type="float" office:value="639" calcext:value-type="float">
            <text:p>6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0]+1" office:value-type="float" office:value="640" calcext:value-type="float">
            <text:p>6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1]+1" office:value-type="float" office:value="641" calcext:value-type="float">
            <text:p>6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2]+1" office:value-type="float" office:value="642" calcext:value-type="float">
            <text:p>6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3]+1" office:value-type="float" office:value="643" calcext:value-type="float">
            <text:p>6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4]+1" office:value-type="float" office:value="644" calcext:value-type="float">
            <text:p>6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5]+1" office:value-type="float" office:value="645" calcext:value-type="float">
            <text:p>6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6]+1" office:value-type="float" office:value="646" calcext:value-type="float">
            <text:p>6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7]+1" office:value-type="float" office:value="647" calcext:value-type="float">
            <text:p>6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8]+1" office:value-type="float" office:value="648" calcext:value-type="float">
            <text:p>6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9]+1" office:value-type="float" office:value="649" calcext:value-type="float">
            <text:p>6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0]+1" office:value-type="float" office:value="650" calcext:value-type="float">
            <text:p>6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1]+1" office:value-type="float" office:value="651" calcext:value-type="float">
            <text:p>6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2]+1" office:value-type="float" office:value="652" calcext:value-type="float">
            <text:p>6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3]+1" office:value-type="float" office:value="653" calcext:value-type="float">
            <text:p>6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4]+1" office:value-type="float" office:value="654" calcext:value-type="float">
            <text:p>6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5]+1" office:value-type="float" office:value="655" calcext:value-type="float">
            <text:p>6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6]+1" office:value-type="float" office:value="656" calcext:value-type="float">
            <text:p>6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7]+1" office:value-type="float" office:value="657" calcext:value-type="float">
            <text:p>6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8]+1" office:value-type="float" office:value="658" calcext:value-type="float">
            <text:p>6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9]+1" office:value-type="float" office:value="659" calcext:value-type="float">
            <text:p>6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0]+1" office:value-type="float" office:value="660" calcext:value-type="float">
            <text:p>6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1]+1" office:value-type="float" office:value="661" calcext:value-type="float">
            <text:p>6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2]+1" office:value-type="float" office:value="662" calcext:value-type="float">
            <text:p>6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3]+1" office:value-type="float" office:value="663" calcext:value-type="float">
            <text:p>6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4]+1" office:value-type="float" office:value="664" calcext:value-type="float">
            <text:p>6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5]+1" office:value-type="float" office:value="665" calcext:value-type="float">
            <text:p>6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6]+1" office:value-type="float" office:value="666" calcext:value-type="float">
            <text:p>6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7]+1" office:value-type="float" office:value="667" calcext:value-type="float">
            <text:p>6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8]+1" office:value-type="float" office:value="668" calcext:value-type="float">
            <text:p>6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9]+1" office:value-type="float" office:value="669" calcext:value-type="float">
            <text:p>6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0]+1" office:value-type="float" office:value="670" calcext:value-type="float">
            <text:p>6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1]+1" office:value-type="float" office:value="671" calcext:value-type="float">
            <text:p>6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2]+1" office:value-type="float" office:value="672" calcext:value-type="float">
            <text:p>6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3]+1" office:value-type="float" office:value="673" calcext:value-type="float">
            <text:p>6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4]+1" office:value-type="float" office:value="674" calcext:value-type="float">
            <text:p>6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5]+1" office:value-type="float" office:value="675" calcext:value-type="float">
            <text:p>6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6]+1" office:value-type="float" office:value="676" calcext:value-type="float">
            <text:p>6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7]+1" office:value-type="float" office:value="677" calcext:value-type="float">
            <text:p>6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8]+1" office:value-type="float" office:value="678" calcext:value-type="float">
            <text:p>6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9]+1" office:value-type="float" office:value="679" calcext:value-type="float">
            <text:p>6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0]+1" office:value-type="float" office:value="680" calcext:value-type="float">
            <text:p>6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1]+1" office:value-type="float" office:value="681" calcext:value-type="float">
            <text:p>6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2]+1" office:value-type="float" office:value="682" calcext:value-type="float">
            <text:p>6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3]+1" office:value-type="float" office:value="683" calcext:value-type="float">
            <text:p>6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4]+1" office:value-type="float" office:value="684" calcext:value-type="float">
            <text:p>6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5]+1" office:value-type="float" office:value="685" calcext:value-type="float">
            <text:p>6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6]+1" office:value-type="float" office:value="686" calcext:value-type="float">
            <text:p>6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7]+1" office:value-type="float" office:value="687" calcext:value-type="float">
            <text:p>6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8]+1" office:value-type="float" office:value="688" calcext:value-type="float">
            <text:p>6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9]+1" office:value-type="float" office:value="689" calcext:value-type="float">
            <text:p>6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0]+1" office:value-type="float" office:value="690" calcext:value-type="float">
            <text:p>6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1]+1" office:value-type="float" office:value="691" calcext:value-type="float">
            <text:p>6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2]+1" office:value-type="float" office:value="692" calcext:value-type="float">
            <text:p>6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3]+1" office:value-type="float" office:value="693" calcext:value-type="float">
            <text:p>6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4]+1" office:value-type="float" office:value="694" calcext:value-type="float">
            <text:p>6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5]+1" office:value-type="float" office:value="695" calcext:value-type="float">
            <text:p>6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6]+1" office:value-type="float" office:value="696" calcext:value-type="float">
            <text:p>6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7]+1" office:value-type="float" office:value="697" calcext:value-type="float">
            <text:p>6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8]+1" office:value-type="float" office:value="698" calcext:value-type="float">
            <text:p>6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9]+1" office:value-type="float" office:value="699" calcext:value-type="float">
            <text:p>6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0]+1" office:value-type="float" office:value="700" calcext:value-type="float">
            <text:p>7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1]+1" office:value-type="float" office:value="701" calcext:value-type="float">
            <text:p>7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2]+1" office:value-type="float" office:value="702" calcext:value-type="float">
            <text:p>7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3]+1" office:value-type="float" office:value="703" calcext:value-type="float">
            <text:p>7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4]+1" office:value-type="float" office:value="704" calcext:value-type="float">
            <text:p>7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5]+1" office:value-type="float" office:value="705" calcext:value-type="float">
            <text:p>7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6]+1" office:value-type="float" office:value="706" calcext:value-type="float">
            <text:p>7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7]+1" office:value-type="float" office:value="707" calcext:value-type="float">
            <text:p>7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8]+1" office:value-type="float" office:value="708" calcext:value-type="float">
            <text:p>7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9]+1" office:value-type="float" office:value="709" calcext:value-type="float">
            <text:p>7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0]+1" office:value-type="float" office:value="710" calcext:value-type="float">
            <text:p>7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1]+1" office:value-type="float" office:value="711" calcext:value-type="float">
            <text:p>7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2]+1" office:value-type="float" office:value="712" calcext:value-type="float">
            <text:p>7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3]+1" office:value-type="float" office:value="713" calcext:value-type="float">
            <text:p>7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4]+1" office:value-type="float" office:value="714" calcext:value-type="float">
            <text:p>7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5]+1" office:value-type="float" office:value="715" calcext:value-type="float">
            <text:p>7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6]+1" office:value-type="float" office:value="716" calcext:value-type="float">
            <text:p>7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7]+1" office:value-type="float" office:value="717" calcext:value-type="float">
            <text:p>7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8]+1" office:value-type="float" office:value="718" calcext:value-type="float">
            <text:p>7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9]+1" office:value-type="float" office:value="719" calcext:value-type="float">
            <text:p>7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0]+1" office:value-type="float" office:value="720" calcext:value-type="float">
            <text:p>7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1]+1" office:value-type="float" office:value="721" calcext:value-type="float">
            <text:p>7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2]+1" office:value-type="float" office:value="722" calcext:value-type="float">
            <text:p>7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3]+1" office:value-type="float" office:value="723" calcext:value-type="float">
            <text:p>7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4]+1" office:value-type="float" office:value="724" calcext:value-type="float">
            <text:p>7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5]+1" office:value-type="float" office:value="725" calcext:value-type="float">
            <text:p>7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6]+1" office:value-type="float" office:value="726" calcext:value-type="float">
            <text:p>7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7]+1" office:value-type="float" office:value="727" calcext:value-type="float">
            <text:p>7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8]+1" office:value-type="float" office:value="728" calcext:value-type="float">
            <text:p>7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9]+1" office:value-type="float" office:value="729" calcext:value-type="float">
            <text:p>7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0]+1" office:value-type="float" office:value="730" calcext:value-type="float">
            <text:p>7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1]+1" office:value-type="float" office:value="731" calcext:value-type="float">
            <text:p>7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2]+1" office:value-type="float" office:value="732" calcext:value-type="float">
            <text:p>7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3]+1" office:value-type="float" office:value="733" calcext:value-type="float">
            <text:p>7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4]+1" office:value-type="float" office:value="734" calcext:value-type="float">
            <text:p>7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5]+1" office:value-type="float" office:value="735" calcext:value-type="float">
            <text:p>7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6]+1" office:value-type="float" office:value="736" calcext:value-type="float">
            <text:p>7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7]+1" office:value-type="float" office:value="737" calcext:value-type="float">
            <text:p>7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8]+1" office:value-type="float" office:value="738" calcext:value-type="float">
            <text:p>7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9]+1" office:value-type="float" office:value="739" calcext:value-type="float">
            <text:p>7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0]+1" office:value-type="float" office:value="740" calcext:value-type="float">
            <text:p>7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1]+1" office:value-type="float" office:value="741" calcext:value-type="float">
            <text:p>7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2]+1" office:value-type="float" office:value="742" calcext:value-type="float">
            <text:p>7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3]+1" office:value-type="float" office:value="743" calcext:value-type="float">
            <text:p>7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4]+1" office:value-type="float" office:value="744" calcext:value-type="float">
            <text:p>7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5]+1" office:value-type="float" office:value="745" calcext:value-type="float">
            <text:p>7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6]+1" office:value-type="float" office:value="746" calcext:value-type="float">
            <text:p>7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7]+1" office:value-type="float" office:value="747" calcext:value-type="float">
            <text:p>7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8]+1" office:value-type="float" office:value="748" calcext:value-type="float">
            <text:p>7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9]+1" office:value-type="float" office:value="749" calcext:value-type="float">
            <text:p>7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0]+1" office:value-type="float" office:value="750" calcext:value-type="float">
            <text:p>7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1]+1" office:value-type="float" office:value="751" calcext:value-type="float">
            <text:p>7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2]+1" office:value-type="float" office:value="752" calcext:value-type="float">
            <text:p>7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3]+1" office:value-type="float" office:value="753" calcext:value-type="float">
            <text:p>7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4]+1" office:value-type="float" office:value="754" calcext:value-type="float">
            <text:p>7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5]+1" office:value-type="float" office:value="755" calcext:value-type="float">
            <text:p>7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6]+1" office:value-type="float" office:value="756" calcext:value-type="float">
            <text:p>7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7]+1" office:value-type="float" office:value="757" calcext:value-type="float">
            <text:p>7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8]+1" office:value-type="float" office:value="758" calcext:value-type="float">
            <text:p>7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9]+1" office:value-type="float" office:value="759" calcext:value-type="float">
            <text:p>7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0]+1" office:value-type="float" office:value="760" calcext:value-type="float">
            <text:p>7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1]+1" office:value-type="float" office:value="761" calcext:value-type="float">
            <text:p>7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2]+1" office:value-type="float" office:value="762" calcext:value-type="float">
            <text:p>7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3]+1" office:value-type="float" office:value="763" calcext:value-type="float">
            <text:p>7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4]+1" office:value-type="float" office:value="764" calcext:value-type="float">
            <text:p>7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5]+1" office:value-type="float" office:value="765" calcext:value-type="float">
            <text:p>7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6]+1" office:value-type="float" office:value="766" calcext:value-type="float">
            <text:p>7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7]+1" office:value-type="float" office:value="767" calcext:value-type="float">
            <text:p>7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8]+1" office:value-type="float" office:value="768" calcext:value-type="float">
            <text:p>7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9]+1" office:value-type="float" office:value="769" calcext:value-type="float">
            <text:p>7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0]+1" office:value-type="float" office:value="770" calcext:value-type="float">
            <text:p>7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1]+1" office:value-type="float" office:value="771" calcext:value-type="float">
            <text:p>7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2]+1" office:value-type="float" office:value="772" calcext:value-type="float">
            <text:p>7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3]+1" office:value-type="float" office:value="773" calcext:value-type="float">
            <text:p>7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4]+1" office:value-type="float" office:value="774" calcext:value-type="float">
            <text:p>7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5]+1" office:value-type="float" office:value="775" calcext:value-type="float">
            <text:p>7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6]+1" office:value-type="float" office:value="776" calcext:value-type="float">
            <text:p>7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7]+1" office:value-type="float" office:value="777" calcext:value-type="float">
            <text:p>7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8]+1" office:value-type="float" office:value="778" calcext:value-type="float">
            <text:p>7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9]+1" office:value-type="float" office:value="779" calcext:value-type="float">
            <text:p>7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0]+1" office:value-type="float" office:value="780" calcext:value-type="float">
            <text:p>7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1]+1" office:value-type="float" office:value="781" calcext:value-type="float">
            <text:p>7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2]+1" office:value-type="float" office:value="782" calcext:value-type="float">
            <text:p>7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3]+1" office:value-type="float" office:value="783" calcext:value-type="float">
            <text:p>7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4]+1" office:value-type="float" office:value="784" calcext:value-type="float">
            <text:p>7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5]+1" office:value-type="float" office:value="785" calcext:value-type="float">
            <text:p>7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6]+1" office:value-type="float" office:value="786" calcext:value-type="float">
            <text:p>7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7]+1" office:value-type="float" office:value="787" calcext:value-type="float">
            <text:p>7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8]+1" office:value-type="float" office:value="788" calcext:value-type="float">
            <text:p>7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9]+1" office:value-type="float" office:value="789" calcext:value-type="float">
            <text:p>7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0]+1" office:value-type="float" office:value="790" calcext:value-type="float">
            <text:p>7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1]+1" office:value-type="float" office:value="791" calcext:value-type="float">
            <text:p>7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2]+1" office:value-type="float" office:value="792" calcext:value-type="float">
            <text:p>7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3]+1" office:value-type="float" office:value="793" calcext:value-type="float">
            <text:p>7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4]+1" office:value-type="float" office:value="794" calcext:value-type="float">
            <text:p>7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5]+1" office:value-type="float" office:value="795" calcext:value-type="float">
            <text:p>7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6]+1" office:value-type="float" office:value="796" calcext:value-type="float">
            <text:p>7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7]+1" office:value-type="float" office:value="797" calcext:value-type="float">
            <text:p>7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8]+1" office:value-type="float" office:value="798" calcext:value-type="float">
            <text:p>7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9]+1" office:value-type="float" office:value="799" calcext:value-type="float">
            <text:p>7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0]+1" office:value-type="float" office:value="800" calcext:value-type="float">
            <text:p>8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1]+1" office:value-type="float" office:value="801" calcext:value-type="float">
            <text:p>8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2]+1" office:value-type="float" office:value="802" calcext:value-type="float">
            <text:p>8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3]+1" office:value-type="float" office:value="803" calcext:value-type="float">
            <text:p>8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4]+1" office:value-type="float" office:value="804" calcext:value-type="float">
            <text:p>8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5]+1" office:value-type="float" office:value="805" calcext:value-type="float">
            <text:p>8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6]+1" office:value-type="float" office:value="806" calcext:value-type="float">
            <text:p>8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7]+1" office:value-type="float" office:value="807" calcext:value-type="float">
            <text:p>8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8]+1" office:value-type="float" office:value="808" calcext:value-type="float">
            <text:p>8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9]+1" office:value-type="float" office:value="809" calcext:value-type="float">
            <text:p>8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0]+1" office:value-type="float" office:value="810" calcext:value-type="float">
            <text:p>8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1]+1" office:value-type="float" office:value="811" calcext:value-type="float">
            <text:p>8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2]+1" office:value-type="float" office:value="812" calcext:value-type="float">
            <text:p>8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3]+1" office:value-type="float" office:value="813" calcext:value-type="float">
            <text:p>8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4]+1" office:value-type="float" office:value="814" calcext:value-type="float">
            <text:p>8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5]+1" office:value-type="float" office:value="815" calcext:value-type="float">
            <text:p>8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6]+1" office:value-type="float" office:value="816" calcext:value-type="float">
            <text:p>8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7]+1" office:value-type="float" office:value="817" calcext:value-type="float">
            <text:p>8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8]+1" office:value-type="float" office:value="818" calcext:value-type="float">
            <text:p>8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9]+1" office:value-type="float" office:value="819" calcext:value-type="float">
            <text:p>8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0]+1" office:value-type="float" office:value="820" calcext:value-type="float">
            <text:p>8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1]+1" office:value-type="float" office:value="821" calcext:value-type="float">
            <text:p>8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2]+1" office:value-type="float" office:value="822" calcext:value-type="float">
            <text:p>8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3]+1" office:value-type="float" office:value="823" calcext:value-type="float">
            <text:p>8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4]+1" office:value-type="float" office:value="824" calcext:value-type="float">
            <text:p>8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5]+1" office:value-type="float" office:value="825" calcext:value-type="float">
            <text:p>8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6]+1" office:value-type="float" office:value="826" calcext:value-type="float">
            <text:p>8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7]+1" office:value-type="float" office:value="827" calcext:value-type="float">
            <text:p>8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8]+1" office:value-type="float" office:value="828" calcext:value-type="float">
            <text:p>8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9]+1" office:value-type="float" office:value="829" calcext:value-type="float">
            <text:p>8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0]+1" office:value-type="float" office:value="830" calcext:value-type="float">
            <text:p>8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1]+1" office:value-type="float" office:value="831" calcext:value-type="float">
            <text:p>8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2]+1" office:value-type="float" office:value="832" calcext:value-type="float">
            <text:p>8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3]+1" office:value-type="float" office:value="833" calcext:value-type="float">
            <text:p>8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4]+1" office:value-type="float" office:value="834" calcext:value-type="float">
            <text:p>8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5]+1" office:value-type="float" office:value="835" calcext:value-type="float">
            <text:p>8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6]+1" office:value-type="float" office:value="836" calcext:value-type="float">
            <text:p>8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7]+1" office:value-type="float" office:value="837" calcext:value-type="float">
            <text:p>8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8]+1" office:value-type="float" office:value="838" calcext:value-type="float">
            <text:p>8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9]+1" office:value-type="float" office:value="839" calcext:value-type="float">
            <text:p>8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0]+1" office:value-type="float" office:value="840" calcext:value-type="float">
            <text:p>8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1]+1" office:value-type="float" office:value="841" calcext:value-type="float">
            <text:p>8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2]+1" office:value-type="float" office:value="842" calcext:value-type="float">
            <text:p>8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3]+1" office:value-type="float" office:value="843" calcext:value-type="float">
            <text:p>8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4]+1" office:value-type="float" office:value="844" calcext:value-type="float">
            <text:p>8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5]+1" office:value-type="float" office:value="845" calcext:value-type="float">
            <text:p>8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6]+1" office:value-type="float" office:value="846" calcext:value-type="float">
            <text:p>8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7]+1" office:value-type="float" office:value="847" calcext:value-type="float">
            <text:p>8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8]+1" office:value-type="float" office:value="848" calcext:value-type="float">
            <text:p>8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9]+1" office:value-type="float" office:value="849" calcext:value-type="float">
            <text:p>8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0]+1" office:value-type="float" office:value="850" calcext:value-type="float">
            <text:p>8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1]+1" office:value-type="float" office:value="851" calcext:value-type="float">
            <text:p>8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2]+1" office:value-type="float" office:value="852" calcext:value-type="float">
            <text:p>8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3]+1" office:value-type="float" office:value="853" calcext:value-type="float">
            <text:p>8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4]+1" office:value-type="float" office:value="854" calcext:value-type="float">
            <text:p>8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5]+1" office:value-type="float" office:value="855" calcext:value-type="float">
            <text:p>8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6]+1" office:value-type="float" office:value="856" calcext:value-type="float">
            <text:p>8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7]+1" office:value-type="float" office:value="857" calcext:value-type="float">
            <text:p>8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8]+1" office:value-type="float" office:value="858" calcext:value-type="float">
            <text:p>8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9]+1" office:value-type="float" office:value="859" calcext:value-type="float">
            <text:p>8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0]+1" office:value-type="float" office:value="860" calcext:value-type="float">
            <text:p>8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1]+1" office:value-type="float" office:value="861" calcext:value-type="float">
            <text:p>8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2]+1" office:value-type="float" office:value="862" calcext:value-type="float">
            <text:p>8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3]+1" office:value-type="float" office:value="863" calcext:value-type="float">
            <text:p>8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4]+1" office:value-type="float" office:value="864" calcext:value-type="float">
            <text:p>8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5]+1" office:value-type="float" office:value="865" calcext:value-type="float">
            <text:p>8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6]+1" office:value-type="float" office:value="866" calcext:value-type="float">
            <text:p>8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7]+1" office:value-type="float" office:value="867" calcext:value-type="float">
            <text:p>8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8]+1" office:value-type="float" office:value="868" calcext:value-type="float">
            <text:p>8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9]+1" office:value-type="float" office:value="869" calcext:value-type="float">
            <text:p>8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0]+1" office:value-type="float" office:value="870" calcext:value-type="float">
            <text:p>8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1]+1" office:value-type="float" office:value="871" calcext:value-type="float">
            <text:p>8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2]+1" office:value-type="float" office:value="872" calcext:value-type="float">
            <text:p>8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3]+1" office:value-type="float" office:value="873" calcext:value-type="float">
            <text:p>8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4]+1" office:value-type="float" office:value="874" calcext:value-type="float">
            <text:p>8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5]+1" office:value-type="float" office:value="875" calcext:value-type="float">
            <text:p>8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6]+1" office:value-type="float" office:value="876" calcext:value-type="float">
            <text:p>8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7]+1" office:value-type="float" office:value="877" calcext:value-type="float">
            <text:p>8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8]+1" office:value-type="float" office:value="878" calcext:value-type="float">
            <text:p>8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9]+1" office:value-type="float" office:value="879" calcext:value-type="float">
            <text:p>8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0]+1" office:value-type="float" office:value="880" calcext:value-type="float">
            <text:p>8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1]+1" office:value-type="float" office:value="881" calcext:value-type="float">
            <text:p>8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2]+1" office:value-type="float" office:value="882" calcext:value-type="float">
            <text:p>8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3]+1" office:value-type="float" office:value="883" calcext:value-type="float">
            <text:p>8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4]+1" office:value-type="float" office:value="884" calcext:value-type="float">
            <text:p>8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5]+1" office:value-type="float" office:value="885" calcext:value-type="float">
            <text:p>8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6]+1" office:value-type="float" office:value="886" calcext:value-type="float">
            <text:p>8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7]+1" office:value-type="float" office:value="887" calcext:value-type="float">
            <text:p>8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8]+1" office:value-type="float" office:value="888" calcext:value-type="float">
            <text:p>8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9]+1" office:value-type="float" office:value="889" calcext:value-type="float">
            <text:p>8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0]+1" office:value-type="float" office:value="890" calcext:value-type="float">
            <text:p>8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1]+1" office:value-type="float" office:value="891" calcext:value-type="float">
            <text:p>8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2]+1" office:value-type="float" office:value="892" calcext:value-type="float">
            <text:p>8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3]+1" office:value-type="float" office:value="893" calcext:value-type="float">
            <text:p>8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4]+1" office:value-type="float" office:value="894" calcext:value-type="float">
            <text:p>8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5]+1" office:value-type="float" office:value="895" calcext:value-type="float">
            <text:p>8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6]+1" office:value-type="float" office:value="896" calcext:value-type="float">
            <text:p>8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7]+1" office:value-type="float" office:value="897" calcext:value-type="float">
            <text:p>8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8]+1" office:value-type="float" office:value="898" calcext:value-type="float">
            <text:p>8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9]+1" office:value-type="float" office:value="899" calcext:value-type="float">
            <text:p>8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0]+1" office:value-type="float" office:value="900" calcext:value-type="float">
            <text:p>9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1]+1" office:value-type="float" office:value="901" calcext:value-type="float">
            <text:p>9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2]+1" office:value-type="float" office:value="902" calcext:value-type="float">
            <text:p>9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3]+1" office:value-type="float" office:value="903" calcext:value-type="float">
            <text:p>9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4]+1" office:value-type="float" office:value="904" calcext:value-type="float">
            <text:p>9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5]+1" office:value-type="float" office:value="905" calcext:value-type="float">
            <text:p>9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6]+1" office:value-type="float" office:value="906" calcext:value-type="float">
            <text:p>9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7]+1" office:value-type="float" office:value="907" calcext:value-type="float">
            <text:p>9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8]+1" office:value-type="float" office:value="908" calcext:value-type="float">
            <text:p>9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9]+1" office:value-type="float" office:value="909" calcext:value-type="float">
            <text:p>9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0]+1" office:value-type="float" office:value="910" calcext:value-type="float">
            <text:p>9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1]+1" office:value-type="float" office:value="911" calcext:value-type="float">
            <text:p>9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2]+1" office:value-type="float" office:value="912" calcext:value-type="float">
            <text:p>9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3]+1" office:value-type="float" office:value="913" calcext:value-type="float">
            <text:p>9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4]+1" office:value-type="float" office:value="914" calcext:value-type="float">
            <text:p>9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5]+1" office:value-type="float" office:value="915" calcext:value-type="float">
            <text:p>9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6]+1" office:value-type="float" office:value="916" calcext:value-type="float">
            <text:p>9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7]+1" office:value-type="float" office:value="917" calcext:value-type="float">
            <text:p>9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8]+1" office:value-type="float" office:value="918" calcext:value-type="float">
            <text:p>9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9]+1" office:value-type="float" office:value="919" calcext:value-type="float">
            <text:p>9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0]+1" office:value-type="float" office:value="920" calcext:value-type="float">
            <text:p>9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1]+1" office:value-type="float" office:value="921" calcext:value-type="float">
            <text:p>9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2]+1" office:value-type="float" office:value="922" calcext:value-type="float">
            <text:p>9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3]+1" office:value-type="float" office:value="923" calcext:value-type="float">
            <text:p>9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4]+1" office:value-type="float" office:value="924" calcext:value-type="float">
            <text:p>9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5]+1" office:value-type="float" office:value="925" calcext:value-type="float">
            <text:p>9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6]+1" office:value-type="float" office:value="926" calcext:value-type="float">
            <text:p>9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7]+1" office:value-type="float" office:value="927" calcext:value-type="float">
            <text:p>9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8]+1" office:value-type="float" office:value="928" calcext:value-type="float">
            <text:p>9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9]+1" office:value-type="float" office:value="929" calcext:value-type="float">
            <text:p>9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0]+1" office:value-type="float" office:value="930" calcext:value-type="float">
            <text:p>9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1]+1" office:value-type="float" office:value="931" calcext:value-type="float">
            <text:p>9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2]+1" office:value-type="float" office:value="932" calcext:value-type="float">
            <text:p>9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3]+1" office:value-type="float" office:value="933" calcext:value-type="float">
            <text:p>9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4]+1" office:value-type="float" office:value="934" calcext:value-type="float">
            <text:p>9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5]+1" office:value-type="float" office:value="935" calcext:value-type="float">
            <text:p>9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6]+1" office:value-type="float" office:value="936" calcext:value-type="float">
            <text:p>9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7]+1" office:value-type="float" office:value="937" calcext:value-type="float">
            <text:p>9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8]+1" office:value-type="float" office:value="938" calcext:value-type="float">
            <text:p>9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9]+1" office:value-type="float" office:value="939" calcext:value-type="float">
            <text:p>9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0]+1" office:value-type="float" office:value="940" calcext:value-type="float">
            <text:p>9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1]+1" office:value-type="float" office:value="941" calcext:value-type="float">
            <text:p>9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2]+1" office:value-type="float" office:value="942" calcext:value-type="float">
            <text:p>9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3]+1" office:value-type="float" office:value="943" calcext:value-type="float">
            <text:p>9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4]+1" office:value-type="float" office:value="944" calcext:value-type="float">
            <text:p>9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5]+1" office:value-type="float" office:value="945" calcext:value-type="float">
            <text:p>9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6]+1" office:value-type="float" office:value="946" calcext:value-type="float">
            <text:p>9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7]+1" office:value-type="float" office:value="947" calcext:value-type="float">
            <text:p>9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8]+1" office:value-type="float" office:value="948" calcext:value-type="float">
            <text:p>9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9]+1" office:value-type="float" office:value="949" calcext:value-type="float">
            <text:p>9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0]+1" office:value-type="float" office:value="950" calcext:value-type="float">
            <text:p>9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1]+1" office:value-type="float" office:value="951" calcext:value-type="float">
            <text:p>9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2]+1" office:value-type="float" office:value="952" calcext:value-type="float">
            <text:p>9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3]+1" office:value-type="float" office:value="953" calcext:value-type="float">
            <text:p>9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4]+1" office:value-type="float" office:value="954" calcext:value-type="float">
            <text:p>9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5]+1" office:value-type="float" office:value="955" calcext:value-type="float">
            <text:p>9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6]+1" office:value-type="float" office:value="956" calcext:value-type="float">
            <text:p>9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7]+1" office:value-type="float" office:value="957" calcext:value-type="float">
            <text:p>9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8]+1" office:value-type="float" office:value="958" calcext:value-type="float">
            <text:p>9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9]+1" office:value-type="float" office:value="959" calcext:value-type="float">
            <text:p>9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0]+1" office:value-type="float" office:value="960" calcext:value-type="float">
            <text:p>9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1]+1" office:value-type="float" office:value="961" calcext:value-type="float">
            <text:p>9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2]+1" office:value-type="float" office:value="962" calcext:value-type="float">
            <text:p>9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3]+1" office:value-type="float" office:value="963" calcext:value-type="float">
            <text:p>9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4]+1" office:value-type="float" office:value="964" calcext:value-type="float">
            <text:p>9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5]+1" office:value-type="float" office:value="965" calcext:value-type="float">
            <text:p>9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6]+1" office:value-type="float" office:value="966" calcext:value-type="float">
            <text:p>9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7]+1" office:value-type="float" office:value="967" calcext:value-type="float">
            <text:p>9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8]+1" office:value-type="float" office:value="968" calcext:value-type="float">
            <text:p>9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9]+1" office:value-type="float" office:value="969" calcext:value-type="float">
            <text:p>9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0]+1" office:value-type="float" office:value="970" calcext:value-type="float">
            <text:p>9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1]+1" office:value-type="float" office:value="971" calcext:value-type="float">
            <text:p>9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2]+1" office:value-type="float" office:value="972" calcext:value-type="float">
            <text:p>9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3]+1" office:value-type="float" office:value="973" calcext:value-type="float">
            <text:p>9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4]+1" office:value-type="float" office:value="974" calcext:value-type="float">
            <text:p>9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5]+1" office:value-type="float" office:value="975" calcext:value-type="float">
            <text:p>9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6]+1" office:value-type="float" office:value="976" calcext:value-type="float">
            <text:p>9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7]+1" office:value-type="float" office:value="977" calcext:value-type="float">
            <text:p>9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8]+1" office:value-type="float" office:value="978" calcext:value-type="float">
            <text:p>9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9]+1" office:value-type="float" office:value="979" calcext:value-type="float">
            <text:p>9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0]+1" office:value-type="float" office:value="980" calcext:value-type="float">
            <text:p>9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1]+1" office:value-type="float" office:value="981" calcext:value-type="float">
            <text:p>9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2]+1" office:value-type="float" office:value="982" calcext:value-type="float">
            <text:p>9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3]+1" office:value-type="float" office:value="983" calcext:value-type="float">
            <text:p>9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4]+1" office:value-type="float" office:value="984" calcext:value-type="float">
            <text:p>9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5]+1" office:value-type="float" office:value="985" calcext:value-type="float">
            <text:p>9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6]+1" office:value-type="float" office:value="986" calcext:value-type="float">
            <text:p>9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7]+1" office:value-type="float" office:value="987" calcext:value-type="float">
            <text:p>9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8]+1" office:value-type="float" office:value="988" calcext:value-type="float">
            <text:p>9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9]+1" office:value-type="float" office:value="989" calcext:value-type="float">
            <text:p>9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0]+1" office:value-type="float" office:value="990" calcext:value-type="float">
            <text:p>9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1]+1" office:value-type="float" office:value="991" calcext:value-type="float">
            <text:p>9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2]+1" office:value-type="float" office:value="992" calcext:value-type="float">
            <text:p>9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3]+1" office:value-type="float" office:value="993" calcext:value-type="float">
            <text:p>9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4]+1" office:value-type="float" office:value="994" calcext:value-type="float">
            <text:p>9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5]+1" office:value-type="float" office:value="995" calcext:value-type="float">
            <text:p>9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6]+1" office:value-type="float" office:value="996" calcext:value-type="float">
            <text:p>9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7]+1" office:value-type="float" office:value="997" calcext:value-type="float">
            <text:p>9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8]+1" office:value-type="float" office:value="998" calcext:value-type="float">
            <text:p>9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9]+1" office:value-type="float" office:value="999" calcext:value-type="float">
            <text:p>9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0]+1" office:value-type="float" office:value="1000" calcext:value-type="float">
            <text:p>10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1]+1" office:value-type="float" office:value="1001" calcext:value-type="float">
            <text:p>10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2]+1" office:value-type="float" office:value="1002" calcext:value-type="float">
            <text:p>10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3]+1" office:value-type="float" office:value="1003" calcext:value-type="float">
            <text:p>10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4]+1" office:value-type="float" office:value="1004" calcext:value-type="float">
            <text:p>10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5]+1" office:value-type="float" office:value="1005" calcext:value-type="float">
            <text:p>10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6]+1" office:value-type="float" office:value="1006" calcext:value-type="float">
            <text:p>10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7]+1" office:value-type="float" office:value="1007" calcext:value-type="float">
            <text:p>10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8]+1" office:value-type="float" office:value="1008" calcext:value-type="float">
            <text:p>10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9]+1" office:value-type="float" office:value="1009" calcext:value-type="float">
            <text:p>10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0]+1" office:value-type="float" office:value="1010" calcext:value-type="float">
            <text:p>10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1]+1" office:value-type="float" office:value="1011" calcext:value-type="float">
            <text:p>10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2]+1" office:value-type="float" office:value="1012" calcext:value-type="float">
            <text:p>10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3]+1" office:value-type="float" office:value="1013" calcext:value-type="float">
            <text:p>10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4]+1" office:value-type="float" office:value="1014" calcext:value-type="float">
            <text:p>10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5]+1" office:value-type="float" office:value="1015" calcext:value-type="float">
            <text:p>10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6]+1" office:value-type="float" office:value="1016" calcext:value-type="float">
            <text:p>10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7]+1" office:value-type="float" office:value="1017" calcext:value-type="float">
            <text:p>10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8]+1" office:value-type="float" office:value="1018" calcext:value-type="float">
            <text:p>10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9]+1" office:value-type="float" office:value="1019" calcext:value-type="float">
            <text:p>10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0]+1" office:value-type="float" office:value="1020" calcext:value-type="float">
            <text:p>10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1]+1" office:value-type="float" office:value="1021" calcext:value-type="float">
            <text:p>10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2]+1" office:value-type="float" office:value="1022" calcext:value-type="float">
            <text:p>10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3]+1" office:value-type="float" office:value="1023" calcext:value-type="float">
            <text:p>10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4]+1" office:value-type="float" office:value="1024" calcext:value-type="float">
            <text:p>10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5]+1" office:value-type="float" office:value="1025" calcext:value-type="float">
            <text:p>10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6]+1" office:value-type="float" office:value="1026" calcext:value-type="float">
            <text:p>10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7]+1" office:value-type="float" office:value="1027" calcext:value-type="float">
            <text:p>10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8]+1" office:value-type="float" office:value="1028" calcext:value-type="float">
            <text:p>10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9]+1" office:value-type="float" office:value="1029" calcext:value-type="float">
            <text:p>10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0]+1" office:value-type="float" office:value="1030" calcext:value-type="float">
            <text:p>10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1]+1" office:value-type="float" office:value="1031" calcext:value-type="float">
            <text:p>10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2]+1" office:value-type="float" office:value="1032" calcext:value-type="float">
            <text:p>10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3]+1" office:value-type="float" office:value="1033" calcext:value-type="float">
            <text:p>10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4]+1" office:value-type="float" office:value="1034" calcext:value-type="float">
            <text:p>10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5]+1" office:value-type="float" office:value="1035" calcext:value-type="float">
            <text:p>10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6]+1" office:value-type="float" office:value="1036" calcext:value-type="float">
            <text:p>10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7]+1" office:value-type="float" office:value="1037" calcext:value-type="float">
            <text:p>10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8]+1" office:value-type="float" office:value="1038" calcext:value-type="float">
            <text:p>10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9]+1" office:value-type="float" office:value="1039" calcext:value-type="float">
            <text:p>10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0]+1" office:value-type="float" office:value="1040" calcext:value-type="float">
            <text:p>10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1]+1" office:value-type="float" office:value="1041" calcext:value-type="float">
            <text:p>10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2]+1" office:value-type="float" office:value="1042" calcext:value-type="float">
            <text:p>10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3]+1" office:value-type="float" office:value="1043" calcext:value-type="float">
            <text:p>10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4]+1" office:value-type="float" office:value="1044" calcext:value-type="float">
            <text:p>10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5]+1" office:value-type="float" office:value="1045" calcext:value-type="float">
            <text:p>10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6]+1" office:value-type="float" office:value="1046" calcext:value-type="float">
            <text:p>10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7]+1" office:value-type="float" office:value="1047" calcext:value-type="float">
            <text:p>10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8]+1" office:value-type="float" office:value="1048" calcext:value-type="float">
            <text:p>10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9]+1" office:value-type="float" office:value="1049" calcext:value-type="float">
            <text:p>10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0]+1" office:value-type="float" office:value="1050" calcext:value-type="float">
            <text:p>10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1]+1" office:value-type="float" office:value="1051" calcext:value-type="float">
            <text:p>10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2]+1" office:value-type="float" office:value="1052" calcext:value-type="float">
            <text:p>10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3]+1" office:value-type="float" office:value="1053" calcext:value-type="float">
            <text:p>10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4]+1" office:value-type="float" office:value="1054" calcext:value-type="float">
            <text:p>10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5]+1" office:value-type="float" office:value="1055" calcext:value-type="float">
            <text:p>10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6]+1" office:value-type="float" office:value="1056" calcext:value-type="float">
            <text:p>10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7]+1" office:value-type="float" office:value="1057" calcext:value-type="float">
            <text:p>10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8]+1" office:value-type="float" office:value="1058" calcext:value-type="float">
            <text:p>10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9]+1" office:value-type="float" office:value="1059" calcext:value-type="float">
            <text:p>10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0]+1" office:value-type="float" office:value="1060" calcext:value-type="float">
            <text:p>10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1]+1" office:value-type="float" office:value="1061" calcext:value-type="float">
            <text:p>10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2]+1" office:value-type="float" office:value="1062" calcext:value-type="float">
            <text:p>10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3]+1" office:value-type="float" office:value="1063" calcext:value-type="float">
            <text:p>10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4]+1" office:value-type="float" office:value="1064" calcext:value-type="float">
            <text:p>10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5]+1" office:value-type="float" office:value="1065" calcext:value-type="float">
            <text:p>10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6]+1" office:value-type="float" office:value="1066" calcext:value-type="float">
            <text:p>10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7]+1" office:value-type="float" office:value="1067" calcext:value-type="float">
            <text:p>10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8]+1" office:value-type="float" office:value="1068" calcext:value-type="float">
            <text:p>10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9]+1" office:value-type="float" office:value="1069" calcext:value-type="float">
            <text:p>10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0]+1" office:value-type="float" office:value="1070" calcext:value-type="float">
            <text:p>10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1]+1" office:value-type="float" office:value="1071" calcext:value-type="float">
            <text:p>10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2]+1" office:value-type="float" office:value="1072" calcext:value-type="float">
            <text:p>10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3]+1" office:value-type="float" office:value="1073" calcext:value-type="float">
            <text:p>10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4]+1" office:value-type="float" office:value="1074" calcext:value-type="float">
            <text:p>10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5]+1" office:value-type="float" office:value="1075" calcext:value-type="float">
            <text:p>10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6]+1" office:value-type="float" office:value="1076" calcext:value-type="float">
            <text:p>10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7]+1" office:value-type="float" office:value="1077" calcext:value-type="float">
            <text:p>10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8]+1" office:value-type="float" office:value="1078" calcext:value-type="float">
            <text:p>10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9]+1" office:value-type="float" office:value="1079" calcext:value-type="float">
            <text:p>10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0]+1" office:value-type="float" office:value="1080" calcext:value-type="float">
            <text:p>10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1]+1" office:value-type="float" office:value="1081" calcext:value-type="float">
            <text:p>10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2]+1" office:value-type="float" office:value="1082" calcext:value-type="float">
            <text:p>10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3]+1" office:value-type="float" office:value="1083" calcext:value-type="float">
            <text:p>10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4]+1" office:value-type="float" office:value="1084" calcext:value-type="float">
            <text:p>10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5]+1" office:value-type="float" office:value="1085" calcext:value-type="float">
            <text:p>10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6]+1" office:value-type="float" office:value="1086" calcext:value-type="float">
            <text:p>10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7]+1" office:value-type="float" office:value="1087" calcext:value-type="float">
            <text:p>10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8]+1" office:value-type="float" office:value="1088" calcext:value-type="float">
            <text:p>10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9]+1" office:value-type="float" office:value="1089" calcext:value-type="float">
            <text:p>10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0]+1" office:value-type="float" office:value="1090" calcext:value-type="float">
            <text:p>10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1]+1" office:value-type="float" office:value="1091" calcext:value-type="float">
            <text:p>10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2]+1" office:value-type="float" office:value="1092" calcext:value-type="float">
            <text:p>10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3]+1" office:value-type="float" office:value="1093" calcext:value-type="float">
            <text:p>10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4]+1" office:value-type="float" office:value="1094" calcext:value-type="float">
            <text:p>10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5]+1" office:value-type="float" office:value="1095" calcext:value-type="float">
            <text:p>10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6]+1" office:value-type="float" office:value="1096" calcext:value-type="float">
            <text:p>10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7]+1" office:value-type="float" office:value="1097" calcext:value-type="float">
            <text:p>10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8]+1" office:value-type="float" office:value="1098" calcext:value-type="float">
            <text:p>10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9]+1" office:value-type="float" office:value="1099" calcext:value-type="float">
            <text:p>10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0]+1" office:value-type="float" office:value="1100" calcext:value-type="float">
            <text:p>11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1]+1" office:value-type="float" office:value="1101" calcext:value-type="float">
            <text:p>11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2]+1" office:value-type="float" office:value="1102" calcext:value-type="float">
            <text:p>11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3]+1" office:value-type="float" office:value="1103" calcext:value-type="float">
            <text:p>11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4]+1" office:value-type="float" office:value="1104" calcext:value-type="float">
            <text:p>11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5]+1" office:value-type="float" office:value="1105" calcext:value-type="float">
            <text:p>11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6]+1" office:value-type="float" office:value="1106" calcext:value-type="float">
            <text:p>11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7]+1" office:value-type="float" office:value="1107" calcext:value-type="float">
            <text:p>11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8]+1" office:value-type="float" office:value="1108" calcext:value-type="float">
            <text:p>11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9]+1" office:value-type="float" office:value="1109" calcext:value-type="float">
            <text:p>11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0]+1" office:value-type="float" office:value="1110" calcext:value-type="float">
            <text:p>11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1]+1" office:value-type="float" office:value="1111" calcext:value-type="float">
            <text:p>11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2]+1" office:value-type="float" office:value="1112" calcext:value-type="float">
            <text:p>11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3]+1" office:value-type="float" office:value="1113" calcext:value-type="float">
            <text:p>11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4]+1" office:value-type="float" office:value="1114" calcext:value-type="float">
            <text:p>11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5]+1" office:value-type="float" office:value="1115" calcext:value-type="float">
            <text:p>11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6]+1" office:value-type="float" office:value="1116" calcext:value-type="float">
            <text:p>11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7]+1" office:value-type="float" office:value="1117" calcext:value-type="float">
            <text:p>11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8]+1" office:value-type="float" office:value="1118" calcext:value-type="float">
            <text:p>11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9]+1" office:value-type="float" office:value="1119" calcext:value-type="float">
            <text:p>11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0]+1" office:value-type="float" office:value="1120" calcext:value-type="float">
            <text:p>11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1]+1" office:value-type="float" office:value="1121" calcext:value-type="float">
            <text:p>11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2]+1" office:value-type="float" office:value="1122" calcext:value-type="float">
            <text:p>11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3]+1" office:value-type="float" office:value="1123" calcext:value-type="float">
            <text:p>11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4]+1" office:value-type="float" office:value="1124" calcext:value-type="float">
            <text:p>11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5]+1" office:value-type="float" office:value="1125" calcext:value-type="float">
            <text:p>11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6]+1" office:value-type="float" office:value="1126" calcext:value-type="float">
            <text:p>11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7]+1" office:value-type="float" office:value="1127" calcext:value-type="float">
            <text:p>11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8]+1" office:value-type="float" office:value="1128" calcext:value-type="float">
            <text:p>11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9]+1" office:value-type="float" office:value="1129" calcext:value-type="float">
            <text:p>11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0]+1" office:value-type="float" office:value="1130" calcext:value-type="float">
            <text:p>11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1]+1" office:value-type="float" office:value="1131" calcext:value-type="float">
            <text:p>11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2]+1" office:value-type="float" office:value="1132" calcext:value-type="float">
            <text:p>11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3]+1" office:value-type="float" office:value="1133" calcext:value-type="float">
            <text:p>11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4]+1" office:value-type="float" office:value="1134" calcext:value-type="float">
            <text:p>11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5]+1" office:value-type="float" office:value="1135" calcext:value-type="float">
            <text:p>11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6]+1" office:value-type="float" office:value="1136" calcext:value-type="float">
            <text:p>11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7]+1" office:value-type="float" office:value="1137" calcext:value-type="float">
            <text:p>11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8]+1" office:value-type="float" office:value="1138" calcext:value-type="float">
            <text:p>11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9]+1" office:value-type="float" office:value="1139" calcext:value-type="float">
            <text:p>11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0]+1" office:value-type="float" office:value="1140" calcext:value-type="float">
            <text:p>11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1]+1" office:value-type="float" office:value="1141" calcext:value-type="float">
            <text:p>11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2]+1" office:value-type="float" office:value="1142" calcext:value-type="float">
            <text:p>11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3]+1" office:value-type="float" office:value="1143" calcext:value-type="float">
            <text:p>11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4]+1" office:value-type="float" office:value="1144" calcext:value-type="float">
            <text:p>11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5]+1" office:value-type="float" office:value="1145" calcext:value-type="float">
            <text:p>11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6]+1" office:value-type="float" office:value="1146" calcext:value-type="float">
            <text:p>11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7]+1" office:value-type="float" office:value="1147" calcext:value-type="float">
            <text:p>11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8]+1" office:value-type="float" office:value="1148" calcext:value-type="float">
            <text:p>11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9]+1" office:value-type="float" office:value="1149" calcext:value-type="float">
            <text:p>11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0]+1" office:value-type="float" office:value="1150" calcext:value-type="float">
            <text:p>11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1]+1" office:value-type="float" office:value="1151" calcext:value-type="float">
            <text:p>11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2]+1" office:value-type="float" office:value="1152" calcext:value-type="float">
            <text:p>11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3]+1" office:value-type="float" office:value="1153" calcext:value-type="float">
            <text:p>11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4]+1" office:value-type="float" office:value="1154" calcext:value-type="float">
            <text:p>11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5]+1" office:value-type="float" office:value="1155" calcext:value-type="float">
            <text:p>11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6]+1" office:value-type="float" office:value="1156" calcext:value-type="float">
            <text:p>11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7]+1" office:value-type="float" office:value="1157" calcext:value-type="float">
            <text:p>11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8]+1" office:value-type="float" office:value="1158" calcext:value-type="float">
            <text:p>11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9]+1" office:value-type="float" office:value="1159" calcext:value-type="float">
            <text:p>11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0]+1" office:value-type="float" office:value="1160" calcext:value-type="float">
            <text:p>11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1]+1" office:value-type="float" office:value="1161" calcext:value-type="float">
            <text:p>11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2]+1" office:value-type="float" office:value="1162" calcext:value-type="float">
            <text:p>11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3]+1" office:value-type="float" office:value="1163" calcext:value-type="float">
            <text:p>11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4]+1" office:value-type="float" office:value="1164" calcext:value-type="float">
            <text:p>11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5]+1" office:value-type="float" office:value="1165" calcext:value-type="float">
            <text:p>11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6]+1" office:value-type="float" office:value="1166" calcext:value-type="float">
            <text:p>11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7]+1" office:value-type="float" office:value="1167" calcext:value-type="float">
            <text:p>11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8]+1" office:value-type="float" office:value="1168" calcext:value-type="float">
            <text:p>11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9]+1" office:value-type="float" office:value="1169" calcext:value-type="float">
            <text:p>11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0]+1" office:value-type="float" office:value="1170" calcext:value-type="float">
            <text:p>11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1]+1" office:value-type="float" office:value="1171" calcext:value-type="float">
            <text:p>11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2]+1" office:value-type="float" office:value="1172" calcext:value-type="float">
            <text:p>11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3]+1" office:value-type="float" office:value="1173" calcext:value-type="float">
            <text:p>11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4]+1" office:value-type="float" office:value="1174" calcext:value-type="float">
            <text:p>11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5]+1" office:value-type="float" office:value="1175" calcext:value-type="float">
            <text:p>11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6]+1" office:value-type="float" office:value="1176" calcext:value-type="float">
            <text:p>11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7]+1" office:value-type="float" office:value="1177" calcext:value-type="float">
            <text:p>11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8]+1" office:value-type="float" office:value="1178" calcext:value-type="float">
            <text:p>11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9]+1" office:value-type="float" office:value="1179" calcext:value-type="float">
            <text:p>11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0]+1" office:value-type="float" office:value="1180" calcext:value-type="float">
            <text:p>11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1]+1" office:value-type="float" office:value="1181" calcext:value-type="float">
            <text:p>11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2]+1" office:value-type="float" office:value="1182" calcext:value-type="float">
            <text:p>11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3]+1" office:value-type="float" office:value="1183" calcext:value-type="float">
            <text:p>11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4]+1" office:value-type="float" office:value="1184" calcext:value-type="float">
            <text:p>11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5]+1" office:value-type="float" office:value="1185" calcext:value-type="float">
            <text:p>11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6]+1" office:value-type="float" office:value="1186" calcext:value-type="float">
            <text:p>11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7]+1" office:value-type="float" office:value="1187" calcext:value-type="float">
            <text:p>11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8]+1" office:value-type="float" office:value="1188" calcext:value-type="float">
            <text:p>11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9]+1" office:value-type="float" office:value="1189" calcext:value-type="float">
            <text:p>11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0]+1" office:value-type="float" office:value="1190" calcext:value-type="float">
            <text:p>11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1]+1" office:value-type="float" office:value="1191" calcext:value-type="float">
            <text:p>11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2]+1" office:value-type="float" office:value="1192" calcext:value-type="float">
            <text:p>11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3]+1" office:value-type="float" office:value="1193" calcext:value-type="float">
            <text:p>11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4]+1" office:value-type="float" office:value="1194" calcext:value-type="float">
            <text:p>11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5]+1" office:value-type="float" office:value="1195" calcext:value-type="float">
            <text:p>11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6]+1" office:value-type="float" office:value="1196" calcext:value-type="float">
            <text:p>11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7]+1" office:value-type="float" office:value="1197" calcext:value-type="float">
            <text:p>11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8]+1" office:value-type="float" office:value="1198" calcext:value-type="float">
            <text:p>11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9]+1" office:value-type="float" office:value="1199" calcext:value-type="float">
            <text:p>11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0]+1" office:value-type="float" office:value="1200" calcext:value-type="float">
            <text:p>12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1]+1" office:value-type="float" office:value="1201" calcext:value-type="float">
            <text:p>12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2]+1" office:value-type="float" office:value="1202" calcext:value-type="float">
            <text:p>12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3]+1" office:value-type="float" office:value="1203" calcext:value-type="float">
            <text:p>12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4]+1" office:value-type="float" office:value="1204" calcext:value-type="float">
            <text:p>12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5]+1" office:value-type="float" office:value="1205" calcext:value-type="float">
            <text:p>12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6]+1" office:value-type="float" office:value="1206" calcext:value-type="float">
            <text:p>12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7]+1" office:value-type="float" office:value="1207" calcext:value-type="float">
            <text:p>12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8]+1" office:value-type="float" office:value="1208" calcext:value-type="float">
            <text:p>12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9]+1" office:value-type="float" office:value="1209" calcext:value-type="float">
            <text:p>12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0]+1" office:value-type="float" office:value="1210" calcext:value-type="float">
            <text:p>12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1]+1" office:value-type="float" office:value="1211" calcext:value-type="float">
            <text:p>12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2]+1" office:value-type="float" office:value="1212" calcext:value-type="float">
            <text:p>12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3]+1" office:value-type="float" office:value="1213" calcext:value-type="float">
            <text:p>12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4]+1" office:value-type="float" office:value="1214" calcext:value-type="float">
            <text:p>12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5]+1" office:value-type="float" office:value="1215" calcext:value-type="float">
            <text:p>12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6]+1" office:value-type="float" office:value="1216" calcext:value-type="float">
            <text:p>12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7]+1" office:value-type="float" office:value="1217" calcext:value-type="float">
            <text:p>12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8]+1" office:value-type="float" office:value="1218" calcext:value-type="float">
            <text:p>12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9]+1" office:value-type="float" office:value="1219" calcext:value-type="float">
            <text:p>12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0]+1" office:value-type="float" office:value="1220" calcext:value-type="float">
            <text:p>12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1]+1" office:value-type="float" office:value="1221" calcext:value-type="float">
            <text:p>12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2]+1" office:value-type="float" office:value="1222" calcext:value-type="float">
            <text:p>12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3]+1" office:value-type="float" office:value="1223" calcext:value-type="float">
            <text:p>12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4]+1" office:value-type="float" office:value="1224" calcext:value-type="float">
            <text:p>12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5]+1" office:value-type="float" office:value="1225" calcext:value-type="float">
            <text:p>12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6]+1" office:value-type="float" office:value="1226" calcext:value-type="float">
            <text:p>12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7]+1" office:value-type="float" office:value="1227" calcext:value-type="float">
            <text:p>12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8]+1" office:value-type="float" office:value="1228" calcext:value-type="float">
            <text:p>12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9]+1" office:value-type="float" office:value="1229" calcext:value-type="float">
            <text:p>12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0]+1" office:value-type="float" office:value="1230" calcext:value-type="float">
            <text:p>12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1]+1" office:value-type="float" office:value="1231" calcext:value-type="float">
            <text:p>12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2]+1" office:value-type="float" office:value="1232" calcext:value-type="float">
            <text:p>12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3]+1" office:value-type="float" office:value="1233" calcext:value-type="float">
            <text:p>12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4]+1" office:value-type="float" office:value="1234" calcext:value-type="float">
            <text:p>12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5]+1" office:value-type="float" office:value="1235" calcext:value-type="float">
            <text:p>12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6]+1" office:value-type="float" office:value="1236" calcext:value-type="float">
            <text:p>12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7]+1" office:value-type="float" office:value="1237" calcext:value-type="float">
            <text:p>12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8]+1" office:value-type="float" office:value="1238" calcext:value-type="float">
            <text:p>12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9]+1" office:value-type="float" office:value="1239" calcext:value-type="float">
            <text:p>12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0]+1" office:value-type="float" office:value="1240" calcext:value-type="float">
            <text:p>12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1]+1" office:value-type="float" office:value="1241" calcext:value-type="float">
            <text:p>12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2]+1" office:value-type="float" office:value="1242" calcext:value-type="float">
            <text:p>12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3]+1" office:value-type="float" office:value="1243" calcext:value-type="float">
            <text:p>12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4]+1" office:value-type="float" office:value="1244" calcext:value-type="float">
            <text:p>12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5]+1" office:value-type="float" office:value="1245" calcext:value-type="float">
            <text:p>12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6]+1" office:value-type="float" office:value="1246" calcext:value-type="float">
            <text:p>12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7]+1" office:value-type="float" office:value="1247" calcext:value-type="float">
            <text:p>12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8]+1" office:value-type="float" office:value="1248" calcext:value-type="float">
            <text:p>12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9]+1" office:value-type="float" office:value="1249" calcext:value-type="float">
            <text:p>12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0]+1" office:value-type="float" office:value="1250" calcext:value-type="float">
            <text:p>12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1]+1" office:value-type="float" office:value="1251" calcext:value-type="float">
            <text:p>12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2]+1" office:value-type="float" office:value="1252" calcext:value-type="float">
            <text:p>12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3]+1" office:value-type="float" office:value="1253" calcext:value-type="float">
            <text:p>12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4]+1" office:value-type="float" office:value="1254" calcext:value-type="float">
            <text:p>12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5]+1" office:value-type="float" office:value="1255" calcext:value-type="float">
            <text:p>12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6]+1" office:value-type="float" office:value="1256" calcext:value-type="float">
            <text:p>12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7]+1" office:value-type="float" office:value="1257" calcext:value-type="float">
            <text:p>12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8]+1" office:value-type="float" office:value="1258" calcext:value-type="float">
            <text:p>12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9]+1" office:value-type="float" office:value="1259" calcext:value-type="float">
            <text:p>12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0]+1" office:value-type="float" office:value="1260" calcext:value-type="float">
            <text:p>12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1]+1" office:value-type="float" office:value="1261" calcext:value-type="float">
            <text:p>12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2]+1" office:value-type="float" office:value="1262" calcext:value-type="float">
            <text:p>12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3]+1" office:value-type="float" office:value="1263" calcext:value-type="float">
            <text:p>12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4]+1" office:value-type="float" office:value="1264" calcext:value-type="float">
            <text:p>12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5]+1" office:value-type="float" office:value="1265" calcext:value-type="float">
            <text:p>12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6]+1" office:value-type="float" office:value="1266" calcext:value-type="float">
            <text:p>12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7]+1" office:value-type="float" office:value="1267" calcext:value-type="float">
            <text:p>12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8]+1" office:value-type="float" office:value="1268" calcext:value-type="float">
            <text:p>12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9]+1" office:value-type="float" office:value="1269" calcext:value-type="float">
            <text:p>12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0]+1" office:value-type="float" office:value="1270" calcext:value-type="float">
            <text:p>12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1]+1" office:value-type="float" office:value="1271" calcext:value-type="float">
            <text:p>12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2]+1" office:value-type="float" office:value="1272" calcext:value-type="float">
            <text:p>12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3]+1" office:value-type="float" office:value="1273" calcext:value-type="float">
            <text:p>12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4]+1" office:value-type="float" office:value="1274" calcext:value-type="float">
            <text:p>12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5]+1" office:value-type="float" office:value="1275" calcext:value-type="float">
            <text:p>12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6]+1" office:value-type="float" office:value="1276" calcext:value-type="float">
            <text:p>12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7]+1" office:value-type="float" office:value="1277" calcext:value-type="float">
            <text:p>12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8]+1" office:value-type="float" office:value="1278" calcext:value-type="float">
            <text:p>12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9]+1" office:value-type="float" office:value="1279" calcext:value-type="float">
            <text:p>12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0]+1" office:value-type="float" office:value="1280" calcext:value-type="float">
            <text:p>12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1]+1" office:value-type="float" office:value="1281" calcext:value-type="float">
            <text:p>12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2]+1" office:value-type="float" office:value="1282" calcext:value-type="float">
            <text:p>12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3]+1" office:value-type="float" office:value="1283" calcext:value-type="float">
            <text:p>12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4]+1" office:value-type="float" office:value="1284" calcext:value-type="float">
            <text:p>12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5]+1" office:value-type="float" office:value="1285" calcext:value-type="float">
            <text:p>12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6]+1" office:value-type="float" office:value="1286" calcext:value-type="float">
            <text:p>12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7]+1" office:value-type="float" office:value="1287" calcext:value-type="float">
            <text:p>12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8]+1" office:value-type="float" office:value="1288" calcext:value-type="float">
            <text:p>12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9]+1" office:value-type="float" office:value="1289" calcext:value-type="float">
            <text:p>12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0]+1" office:value-type="float" office:value="1290" calcext:value-type="float">
            <text:p>12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1]+1" office:value-type="float" office:value="1291" calcext:value-type="float">
            <text:p>12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2]+1" office:value-type="float" office:value="1292" calcext:value-type="float">
            <text:p>12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3]+1" office:value-type="float" office:value="1293" calcext:value-type="float">
            <text:p>12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4]+1" office:value-type="float" office:value="1294" calcext:value-type="float">
            <text:p>12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5]+1" office:value-type="float" office:value="1295" calcext:value-type="float">
            <text:p>12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6]+1" office:value-type="float" office:value="1296" calcext:value-type="float">
            <text:p>12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7]+1" office:value-type="float" office:value="1297" calcext:value-type="float">
            <text:p>12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8]+1" office:value-type="float" office:value="1298" calcext:value-type="float">
            <text:p>12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9]+1" office:value-type="float" office:value="1299" calcext:value-type="float">
            <text:p>12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0]+1" office:value-type="float" office:value="1300" calcext:value-type="float">
            <text:p>13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1]+1" office:value-type="float" office:value="1301" calcext:value-type="float">
            <text:p>13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2]+1" office:value-type="float" office:value="1302" calcext:value-type="float">
            <text:p>13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3]+1" office:value-type="float" office:value="1303" calcext:value-type="float">
            <text:p>13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4]+1" office:value-type="float" office:value="1304" calcext:value-type="float">
            <text:p>13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5]+1" office:value-type="float" office:value="1305" calcext:value-type="float">
            <text:p>13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6]+1" office:value-type="float" office:value="1306" calcext:value-type="float">
            <text:p>13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7]+1" office:value-type="float" office:value="1307" calcext:value-type="float">
            <text:p>13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8]+1" office:value-type="float" office:value="1308" calcext:value-type="float">
            <text:p>13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9]+1" office:value-type="float" office:value="1309" calcext:value-type="float">
            <text:p>13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0]+1" office:value-type="float" office:value="1310" calcext:value-type="float">
            <text:p>13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1]+1" office:value-type="float" office:value="1311" calcext:value-type="float">
            <text:p>13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2]+1" office:value-type="float" office:value="1312" calcext:value-type="float">
            <text:p>13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3]+1" office:value-type="float" office:value="1313" calcext:value-type="float">
            <text:p>13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4]+1" office:value-type="float" office:value="1314" calcext:value-type="float">
            <text:p>13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5]+1" office:value-type="float" office:value="1315" calcext:value-type="float">
            <text:p>13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6]+1" office:value-type="float" office:value="1316" calcext:value-type="float">
            <text:p>13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7]+1" office:value-type="float" office:value="1317" calcext:value-type="float">
            <text:p>13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8]+1" office:value-type="float" office:value="1318" calcext:value-type="float">
            <text:p>13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9]+1" office:value-type="float" office:value="1319" calcext:value-type="float">
            <text:p>13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0]+1" office:value-type="float" office:value="1320" calcext:value-type="float">
            <text:p>13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1]+1" office:value-type="float" office:value="1321" calcext:value-type="float">
            <text:p>13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2]+1" office:value-type="float" office:value="1322" calcext:value-type="float">
            <text:p>13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3]+1" office:value-type="float" office:value="1323" calcext:value-type="float">
            <text:p>13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4]+1" office:value-type="float" office:value="1324" calcext:value-type="float">
            <text:p>13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5]+1" office:value-type="float" office:value="1325" calcext:value-type="float">
            <text:p>13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6]+1" office:value-type="float" office:value="1326" calcext:value-type="float">
            <text:p>13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7]+1" office:value-type="float" office:value="1327" calcext:value-type="float">
            <text:p>13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8]+1" office:value-type="float" office:value="1328" calcext:value-type="float">
            <text:p>13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9]+1" office:value-type="float" office:value="1329" calcext:value-type="float">
            <text:p>13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0]+1" office:value-type="float" office:value="1330" calcext:value-type="float">
            <text:p>13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1]+1" office:value-type="float" office:value="1331" calcext:value-type="float">
            <text:p>13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2]+1" office:value-type="float" office:value="1332" calcext:value-type="float">
            <text:p>13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3]+1" office:value-type="float" office:value="1333" calcext:value-type="float">
            <text:p>13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4]+1" office:value-type="float" office:value="1334" calcext:value-type="float">
            <text:p>13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5]+1" office:value-type="float" office:value="1335" calcext:value-type="float">
            <text:p>13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6]+1" office:value-type="float" office:value="1336" calcext:value-type="float">
            <text:p>13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7]+1" office:value-type="float" office:value="1337" calcext:value-type="float">
            <text:p>13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8]+1" office:value-type="float" office:value="1338" calcext:value-type="float">
            <text:p>13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9]+1" office:value-type="float" office:value="1339" calcext:value-type="float">
            <text:p>13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0]+1" office:value-type="float" office:value="1340" calcext:value-type="float">
            <text:p>13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1]+1" office:value-type="float" office:value="1341" calcext:value-type="float">
            <text:p>13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2]+1" office:value-type="float" office:value="1342" calcext:value-type="float">
            <text:p>13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3]+1" office:value-type="float" office:value="1343" calcext:value-type="float">
            <text:p>13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4]+1" office:value-type="float" office:value="1344" calcext:value-type="float">
            <text:p>13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5]+1" office:value-type="float" office:value="1345" calcext:value-type="float">
            <text:p>13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6]+1" office:value-type="float" office:value="1346" calcext:value-type="float">
            <text:p>13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7]+1" office:value-type="float" office:value="1347" calcext:value-type="float">
            <text:p>13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8]+1" office:value-type="float" office:value="1348" calcext:value-type="float">
            <text:p>13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9]+1" office:value-type="float" office:value="1349" calcext:value-type="float">
            <text:p>13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0]+1" office:value-type="float" office:value="1350" calcext:value-type="float">
            <text:p>13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1]+1" office:value-type="float" office:value="1351" calcext:value-type="float">
            <text:p>13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2]+1" office:value-type="float" office:value="1352" calcext:value-type="float">
            <text:p>13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3]+1" office:value-type="float" office:value="1353" calcext:value-type="float">
            <text:p>13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4]+1" office:value-type="float" office:value="1354" calcext:value-type="float">
            <text:p>13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5]+1" office:value-type="float" office:value="1355" calcext:value-type="float">
            <text:p>13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6]+1" office:value-type="float" office:value="1356" calcext:value-type="float">
            <text:p>13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7]+1" office:value-type="float" office:value="1357" calcext:value-type="float">
            <text:p>13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8]+1" office:value-type="float" office:value="1358" calcext:value-type="float">
            <text:p>13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9]+1" office:value-type="float" office:value="1359" calcext:value-type="float">
            <text:p>13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0]+1" office:value-type="float" office:value="1360" calcext:value-type="float">
            <text:p>13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1]+1" office:value-type="float" office:value="1361" calcext:value-type="float">
            <text:p>13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2]+1" office:value-type="float" office:value="1362" calcext:value-type="float">
            <text:p>13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3]+1" office:value-type="float" office:value="1363" calcext:value-type="float">
            <text:p>13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4]+1" office:value-type="float" office:value="1364" calcext:value-type="float">
            <text:p>13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5]+1" office:value-type="float" office:value="1365" calcext:value-type="float">
            <text:p>13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6]+1" office:value-type="float" office:value="1366" calcext:value-type="float">
            <text:p>13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7]+1" office:value-type="float" office:value="1367" calcext:value-type="float">
            <text:p>13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8]+1" office:value-type="float" office:value="1368" calcext:value-type="float">
            <text:p>13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9]+1" office:value-type="float" office:value="1369" calcext:value-type="float">
            <text:p>13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0]+1" office:value-type="float" office:value="1370" calcext:value-type="float">
            <text:p>13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1]+1" office:value-type="float" office:value="1371" calcext:value-type="float">
            <text:p>13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2]+1" office:value-type="float" office:value="1372" calcext:value-type="float">
            <text:p>13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3]+1" office:value-type="float" office:value="1373" calcext:value-type="float">
            <text:p>13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4]+1" office:value-type="float" office:value="1374" calcext:value-type="float">
            <text:p>13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5]+1" office:value-type="float" office:value="1375" calcext:value-type="float">
            <text:p>13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6]+1" office:value-type="float" office:value="1376" calcext:value-type="float">
            <text:p>13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7]+1" office:value-type="float" office:value="1377" calcext:value-type="float">
            <text:p>13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8]+1" office:value-type="float" office:value="1378" calcext:value-type="float">
            <text:p>13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9]+1" office:value-type="float" office:value="1379" calcext:value-type="float">
            <text:p>13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0]+1" office:value-type="float" office:value="1380" calcext:value-type="float">
            <text:p>13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1]+1" office:value-type="float" office:value="1381" calcext:value-type="float">
            <text:p>13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2]+1" office:value-type="float" office:value="1382" calcext:value-type="float">
            <text:p>13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3]+1" office:value-type="float" office:value="1383" calcext:value-type="float">
            <text:p>13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4]+1" office:value-type="float" office:value="1384" calcext:value-type="float">
            <text:p>13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5]+1" office:value-type="float" office:value="1385" calcext:value-type="float">
            <text:p>13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6]+1" office:value-type="float" office:value="1386" calcext:value-type="float">
            <text:p>13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7]+1" office:value-type="float" office:value="1387" calcext:value-type="float">
            <text:p>13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8]+1" office:value-type="float" office:value="1388" calcext:value-type="float">
            <text:p>13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9]+1" office:value-type="float" office:value="1389" calcext:value-type="float">
            <text:p>13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0]+1" office:value-type="float" office:value="1390" calcext:value-type="float">
            <text:p>13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1]+1" office:value-type="float" office:value="1391" calcext:value-type="float">
            <text:p>13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2]+1" office:value-type="float" office:value="1392" calcext:value-type="float">
            <text:p>13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3]+1" office:value-type="float" office:value="1393" calcext:value-type="float">
            <text:p>13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4]+1" office:value-type="float" office:value="1394" calcext:value-type="float">
            <text:p>13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5]+1" office:value-type="float" office:value="1395" calcext:value-type="float">
            <text:p>13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6]+1" office:value-type="float" office:value="1396" calcext:value-type="float">
            <text:p>13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7]+1" office:value-type="float" office:value="1397" calcext:value-type="float">
            <text:p>13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8]+1" office:value-type="float" office:value="1398" calcext:value-type="float">
            <text:p>13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9]+1" office:value-type="float" office:value="1399" calcext:value-type="float">
            <text:p>13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0]+1" office:value-type="float" office:value="1400" calcext:value-type="float">
            <text:p>14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1]+1" office:value-type="float" office:value="1401" calcext:value-type="float">
            <text:p>14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2]+1" office:value-type="float" office:value="1402" calcext:value-type="float">
            <text:p>14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3]+1" office:value-type="float" office:value="1403" calcext:value-type="float">
            <text:p>14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4]+1" office:value-type="float" office:value="1404" calcext:value-type="float">
            <text:p>14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5]+1" office:value-type="float" office:value="1405" calcext:value-type="float">
            <text:p>14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6]+1" office:value-type="float" office:value="1406" calcext:value-type="float">
            <text:p>14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7]+1" office:value-type="float" office:value="1407" calcext:value-type="float">
            <text:p>14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8]+1" office:value-type="float" office:value="1408" calcext:value-type="float">
            <text:p>14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9]+1" office:value-type="float" office:value="1409" calcext:value-type="float">
            <text:p>14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0]+1" office:value-type="float" office:value="1410" calcext:value-type="float">
            <text:p>14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1]+1" office:value-type="float" office:value="1411" calcext:value-type="float">
            <text:p>14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2]+1" office:value-type="float" office:value="1412" calcext:value-type="float">
            <text:p>14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3]+1" office:value-type="float" office:value="1413" calcext:value-type="float">
            <text:p>14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4]+1" office:value-type="float" office:value="1414" calcext:value-type="float">
            <text:p>14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5]+1" office:value-type="float" office:value="1415" calcext:value-type="float">
            <text:p>14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6]+1" office:value-type="float" office:value="1416" calcext:value-type="float">
            <text:p>14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7]+1" office:value-type="float" office:value="1417" calcext:value-type="float">
            <text:p>14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8]+1" office:value-type="float" office:value="1418" calcext:value-type="float">
            <text:p>14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9]+1" office:value-type="float" office:value="1419" calcext:value-type="float">
            <text:p>14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0]+1" office:value-type="float" office:value="1420" calcext:value-type="float">
            <text:p>14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1]+1" office:value-type="float" office:value="1421" calcext:value-type="float">
            <text:p>14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2]+1" office:value-type="float" office:value="1422" calcext:value-type="float">
            <text:p>14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3]+1" office:value-type="float" office:value="1423" calcext:value-type="float">
            <text:p>14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4]+1" office:value-type="float" office:value="1424" calcext:value-type="float">
            <text:p>14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5]+1" office:value-type="float" office:value="1425" calcext:value-type="float">
            <text:p>14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6]+1" office:value-type="float" office:value="1426" calcext:value-type="float">
            <text:p>14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7]+1" office:value-type="float" office:value="1427" calcext:value-type="float">
            <text:p>14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8]+1" office:value-type="float" office:value="1428" calcext:value-type="float">
            <text:p>14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9]+1" office:value-type="float" office:value="1429" calcext:value-type="float">
            <text:p>14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0]+1" office:value-type="float" office:value="1430" calcext:value-type="float">
            <text:p>14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1]+1" office:value-type="float" office:value="1431" calcext:value-type="float">
            <text:p>14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2]+1" office:value-type="float" office:value="1432" calcext:value-type="float">
            <text:p>14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3]+1" office:value-type="float" office:value="1433" calcext:value-type="float">
            <text:p>14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4]+1" office:value-type="float" office:value="1434" calcext:value-type="float">
            <text:p>14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5]+1" office:value-type="float" office:value="1435" calcext:value-type="float">
            <text:p>14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6]+1" office:value-type="float" office:value="1436" calcext:value-type="float">
            <text:p>14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7]+1" office:value-type="float" office:value="1437" calcext:value-type="float">
            <text:p>14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8]+1" office:value-type="float" office:value="1438" calcext:value-type="float">
            <text:p>14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9]+1" office:value-type="float" office:value="1439" calcext:value-type="float">
            <text:p>14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0]+1" office:value-type="float" office:value="1440" calcext:value-type="float">
            <text:p>14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1]+1" office:value-type="float" office:value="1441" calcext:value-type="float">
            <text:p>14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2]+1" office:value-type="float" office:value="1442" calcext:value-type="float">
            <text:p>14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3]+1" office:value-type="float" office:value="1443" calcext:value-type="float">
            <text:p>14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4]+1" office:value-type="float" office:value="1444" calcext:value-type="float">
            <text:p>14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5]+1" office:value-type="float" office:value="1445" calcext:value-type="float">
            <text:p>14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6]+1" office:value-type="float" office:value="1446" calcext:value-type="float">
            <text:p>14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7]+1" office:value-type="float" office:value="1447" calcext:value-type="float">
            <text:p>14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8]+1" office:value-type="float" office:value="1448" calcext:value-type="float">
            <text:p>14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9]+1" office:value-type="float" office:value="1449" calcext:value-type="float">
            <text:p>14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 table:number-rows-repeated="1047075">
          <table:table-cell table:number-columns-repeated="1025"/>
        </table:table-row>
        <table:table-row table:style-name="ro17">
          <table:table-cell table:number-columns-repeated="1025"/>
        </table:table-row>
        <calcext:conditional-formats>
          <calcext:conditional-format calcext:target-range-address="Cenários.G2:Cenários.G5 Cenários.G7:Cenários.G8 Cenários.G10:Cenários.G1500">
            <calcext:condition calcext:apply-style-name="ConditionalStyle_6" calcext:value="=&quot;NOK&quot;" calcext:base-cell-address="Cenários.G2"/>
            <calcext:condition calcext:apply-style-name="ConditionalStyle_5" calcext:value="=&quot;OK&quot;" calcext:base-cell-address="Cenários.G2"/>
          </calcext:conditional-format>
          <calcext:conditional-format calcext:target-range-address="Cenários.G9:Cenários.G9">
            <calcext:condition calcext:apply-style-name="ConditionalStyle_4" calcext:value="=&quot;NOK&quot;" calcext:base-cell-address="Cenários.G9"/>
            <calcext:condition calcext:apply-style-name="ConditionalStyle_3" calcext:value="=&quot;OK&quot;" calcext:base-cell-address="Cenários.G9"/>
          </calcext:conditional-format>
          <calcext:conditional-format calcext:target-range-address="Cenários.G6:Cenários.G6">
            <calcext:condition calcext:apply-style-name="ConditionalStyle_2" calcext:value="=&quot;NOK&quot;" calcext:base-cell-address="Cenários.G6"/>
            <calcext:condition calcext:apply-style-name="ConditionalStyle_1" calcext:value="=&quot;OK&quot;" calcext:base-cell-address="Cenários.G6"/>
          </calcext:conditional-format>
        </calcext:conditional-formats>
      </table:table>
      <table:table table:name="Imagens" table:style-name="ta3">
        <table:table-column table:style-name="co3" table:number-columns-repeated="1024" table:default-cell-style-name="ce38"/>
        <table:table-row table:style-name="ro4" table:number-rows-repeated="2">
          <table:table-cell table:number-columns-repeated="1024"/>
        </table:table-row>
        <table:table-row table:style-name="ro4">
          <table:table-cell table:style-name="ce78" office:value-type="string" calcext:value-type="string">
            <text:p>Imagem 01:</text:p>
          </table:table-cell>
          <table:table-cell table:number-columns-repeated="1023"/>
        </table:table-row>
        <table:table-row table:style-name="ro4" table:number-rows-repeated="14">
          <table:table-cell table:number-columns-repeated="1024"/>
        </table:table-row>
        <table:table-row table:style-name="ro4">
          <table:table-cell table:style-name="ce78" office:value-type="string" calcext:value-type="string">
            <text:p>Imagem 02:</text:p>
          </table:table-cell>
          <table:table-cell table:number-columns-repeated="102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ultados" table:style-name="ta4">
        <table:table-column table:style-name="co15" table:number-columns-repeated="2" table:default-cell-style-name="ce38"/>
        <table:table-column table:style-name="co16" table:default-cell-style-name="ce38"/>
        <table:table-column table:style-name="co3" table:number-columns-repeated="1021" table:default-cell-style-name="ce38"/>
        <table:table-row table:style-name="ro4">
          <table:table-cell table:number-columns-repeated="1024"/>
        </table:table-row>
        <table:table-row table:style-name="ro13">
          <table:table-cell table:style-name="ce79" office:value-type="string" calcext:value-type="string" table:number-columns-spanned="3" table:number-rows-spanned="1">
            <text:p>Resultados</text:p>
          </table:table-cell>
          <table:covered-table-cell table:style-name="ce83"/>
          <table:covered-table-cell table:style-name="ce87"/>
          <table:table-cell table:number-columns-repeated="1021"/>
        </table:table-row>
        <table:table-row table:style-name="ro3">
          <table:table-cell table:style-name="ce80" office:value-type="string" calcext:value-type="string">
            <text:p>Total de Cenários</text:p>
          </table:table-cell>
          <table:table-cell table:style-name="ce84" table:formula="of:=COUNTA([$Cenários.B:.B])-1" office:value-type="float" office:value="16" calcext:value-type="float">
            <text:p>16</text:p>
          </table:table-cell>
          <table:table-cell table:style-name="ce88" office:value-type="percentage" office:value="1" calcext:value-type="percentage">
            <text:p>100,00%</text:p>
          </table:table-cell>
          <table:table-cell table:number-columns-repeated="1021"/>
        </table:table-row>
        <table:table-row table:style-name="ro3">
          <table:table-cell table:style-name="ce81" office:value-type="string" calcext:value-type="string">
            <text:p>Cenários OK</text:p>
          </table:table-cell>
          <table:table-cell table:style-name="ce85" table:formula="of:=COUNTIF([$Cenários.G:.G];&quot;OK&quot;)" office:value-type="float" office:value="14" calcext:value-type="float">
            <text:p>14</text:p>
          </table:table-cell>
          <table:table-cell table:style-name="ce99" table:formula="of:=[.B4]/[.B3]" office:value-type="percentage" office:value="0.875" calcext:value-type="percentage">
            <text:p>87,50%</text:p>
          </table:table-cell>
          <table:table-cell table:number-columns-repeated="1021"/>
        </table:table-row>
        <table:table-row table:style-name="ro3">
          <table:table-cell table:style-name="ce81" office:value-type="string" calcext:value-type="string">
            <text:p>Cenários NOK</text:p>
          </table:table-cell>
          <table:table-cell table:style-name="ce85" table:formula="of:=COUNTIF([$Cenários.G:.G];&quot;NOK&quot;)" office:value-type="float" office:value="2" calcext:value-type="float">
            <text:p>2</text:p>
          </table:table-cell>
          <table:table-cell table:style-name="ce99" table:formula="of:=[.B5]/[.B3]" office:value-type="percentage" office:value="0.125" calcext:value-type="percentage">
            <text:p>12,50%</text:p>
          </table:table-cell>
          <table:table-cell table:number-columns-repeated="1021"/>
        </table:table-row>
        <table:table-row table:style-name="ro3">
          <table:table-cell table:style-name="ce82" office:value-type="string" calcext:value-type="string">
            <text:p>Cenários não testados</text:p>
          </table:table-cell>
          <table:table-cell table:style-name="ce86" table:formula="of:=[.B3]-[.B4]-[.B5]" office:value-type="float" office:value="0" calcext:value-type="float">
            <text:p>0</text:p>
          </table:table-cell>
          <table:table-cell table:style-name="ce100" table:formula="of:=[.B6]/[.B3]" office:value-type="percentage" office:value="0" calcext:value-type="percentage">
            <text:p>0,00%</text:p>
          </table:table-cell>
          <table:table-cell table:number-columns-repeated="1021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1" table:target-range-address="Cenários.A1:Cenários.H150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R$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6" style:display-name="ConditionalStyle_6" style:family="table-cell" style:parent-style-name="Default">
      <style:table-cell-properties fo:background-color="#c0504d"/>
    </style:style>
    <style:style style:name="ConditionalStyle_5f_5" style:display-name="ConditionalStyle_5" style:family="table-cell" style:parent-style-name="Default">
      <style:table-cell-properties fo:background-color="#00b050"/>
    </style:style>
    <style:style style:name="ConditionalStyle_5f_4" style:display-name="ConditionalStyle_4" style:family="table-cell" style:parent-style-name="Default">
      <style:table-cell-properties fo:background-color="#c0504d"/>
    </style:style>
    <style:style style:name="ConditionalStyle_5f_3" style:display-name="ConditionalStyle_3" style:family="table-cell" style:parent-style-name="Default">
      <style:table-cell-properties fo:background-color="#00b050"/>
    </style:style>
    <style:style style:name="ConditionalStyle_5f_2" style:display-name="ConditionalStyle_2" style:family="table-cell" style:parent-style-name="Default">
      <style:table-cell-properties fo:background-color="#c0504d"/>
    </style:style>
    <style:style style:name="ConditionalStyle_5f_1" style:display-name="ConditionalStyle_1" style:family="table-cell" style:parent-style-name="Default">
      <style:table-cell-properties fo:background-color="#00b050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9">00/00/0000</text:date>, <text:time style:data-style-name="N2" text:time-value="20:49:25.44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umário" style:display-name="PageStyle_Sumári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ltados" style:display-name="PageStyle_Resultado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magens" style:display-name="PageStyle_Imagen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enários" style:display-name="PageStyle_Cenári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6-09-16T00:00:00</meta:creation-date>
    <dc:date>2024-04-19T20:50:47.697000000</dc:date>
    <meta:generator>LibreOffice/7.6.2.1$Windows_X86_64 LibreOffice_project/56f7684011345957bbf33a7ee678afaf4d2ba333</meta:generator>
    <meta:editing-duration>P4DT4H1M56S</meta:editing-duration>
    <meta:editing-cycles>53</meta:editing-cycles>
    <meta:document-statistic meta:table-count="4" meta:cell-count="3047" meta:object-count="1"/>
    <meta:user-defined meta:name="AppVersion">14.0300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data-label-number="percentage" chart:data-label-text="false" chart:data-label-symbol="false" chart:data-label-series="fals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 style:percentage-data-style-name="N11">
      <style:chart-properties chart:link-data-style-to-source="false" chart:data-label-number="percentage" chart:data-label-text="false" chart:data-label-symbol="false" chart:data-label-series="false" chart:label-position="outside">
        <chart:label-separator>
          <text:p><text:line-break/></text:p>
        </chart:label-separator>
      </style:chart-properties>
      <style:graphic-properties draw:stroke="none" draw:fill-color="#4f81bd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solid-type="cuboid"/>
      <style:graphic-properties draw:fill-color="#00b050"/>
    </style:style>
    <style:style style:name="ch9" style:family="chart">
      <style:chart-properties chart:solid-type="cuboid"/>
      <style:graphic-properties draw:fill-color="#ff0000"/>
    </style:style>
    <style:style style:name="ch10" style:family="chart">
      <style:chart-properties chart:solid-type="cuboid"/>
      <style:graphic-properties draw:fill-color="#4f81bd"/>
    </style:style>
    <style:style style:name="ch11" style:family="chart">
      <style:graphic-properties draw:fill="solid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3.443cm" svg:height="7.62cm" xlink:href=".." xlink:type="simple" chart:class="chart:circle" chart:style-name="ch1">
        <chart:legend chart:legend-position="end" svg:x="9.619cm" svg:y="3.092cm" style:legend-expansion="high" chart:style-name="ch2"/>
        <chart:plot-area chart:style-name="ch3" table:cell-range-address="Resultados.A4:Resultados.B6" chart:data-source-has-labels="column" svg:x="0.35cm" svg:y="0.35cm" svg:width="8.919cm" svg:height="6.92cm" dr3d:transform="matrix (0.906306771049825 0 -0.42262044052464 -0.323746279512271 0.642786934316713 -0.69427177932974 0.271654897344412 0.766045009821043 0.582562150913596 0cm 0cm 0cm)" dr3d:vrp="(22754.0383863584 13253.3437095935 31734.872606677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b3b3b3" dr3d:lighting-mode="true">
          <chart:coordinate-region svg:x="0.578cm" svg:y="0.601cm" svg:width="8.463cm" svg:height="6.451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Resultados.A4:Resultados.A6"/>
          </chart:axis>
          <chart:axis chart:dimension="y" chart:name="primary-y" chart:style-name="ch5"/>
          <chart:axis chart:dimension="z" chart:name="primary-z" chart:style-name="ch6"/>
          <chart:series chart:style-name="ch7" chart:values-cell-range-address="Resultados.B4:Resultados.B6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Cenários OK</text:p>
                <draw:g>
                  <svg:desc>Resultados.A4:Resultados.A6</svg:desc>
                </draw:g>
              </table:table-cell>
              <table:table-cell office:value-type="float" office:value="14">
                <text:p>14</text:p>
                <draw:g>
                  <svg:desc>Resultados.B4:Resultados.B6</svg:desc>
                </draw:g>
              </table:table-cell>
            </table:table-row>
            <table:table-row>
              <table:table-cell office:value-type="string">
                <text:p>Cenários NOK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enários não testado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